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8.698cm"/>
    </style:style>
    <style:style style:family="table-column" style:name="co3">
      <style:table-column-properties fo:break-before="auto" style:column-width="0.644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873cm"/>
    </style:style>
    <style:style style:family="table-column" style:name="co6">
      <style:table-column-properties fo:break-before="auto" style:column-width="1.258cm"/>
    </style:style>
    <style:style style:family="table-column" style:name="co7">
      <style:table-column-properties fo:break-before="auto" style:column-width="1.819cm"/>
    </style:style>
    <style:style style:family="table-column" style:name="co8">
      <style:table-column-properties fo:break-before="auto" style:column-width="2.293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0.727cm"/>
    </style:style>
    <style:style style:family="table-column" style:name="co11">
      <style:table-column-properties fo:break-before="auto" style:column-width="2.154cm"/>
    </style:style>
    <style:style style:family="table-column" style:name="co12">
      <style:table-column-properties fo:break-before="auto" style:column-width="1.51cm"/>
    </style:style>
    <style:style style:family="table-row" style:name="ro1">
      <style:table-row-properties fo:break-before="auto" style:use-optimal-row-height="false" style:row-height="0.503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1.349cm"/>
    </style:style>
    <style:style style:family="table" style:name="ta1" style:master-page-name="PageStyle_5f_Het_20_Rijk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H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Title" style:name="ce1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HRowHeader" style:name="ce1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Title" style:name="ce2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Het Rijk.A89"/>
      </style:table-cell-properties>
      <style:paragraph-properties fo:margin-left="0cm" style:writing-mode="page" css3t:text-justify="auto"/>
    </style:style>
    <style:style style:family="table-cell" style:parent-style-name="TL Data" style:name="ce3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Het Rijk.A90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39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Het Rijk.A91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0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Het Rijk.A92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1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Het Rijk.A94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2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Het Rijk.A97"/>
      </style:table-cell-properties>
      <style:paragraph-properties fo:margin-left="0cm" style:writing-mode="page" css3t:text-justify="auto"/>
    </style:style>
    <style:style style:family="table-cell" style:parent-style-name="TL Data" style:name="ce4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4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9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1">
      <style:table-cell-properties fo:padding="0.071cm" fo:border="none" style:diagonal-tl-br="none" style:diagonal-bl-tr="none" style:rotation-align="none"/>
    </style:style>
    <style:style style:family="table-cell" style:parent-style-name="TL Data" style:name="ce52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5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Het Rijk.A88"/>
      </style:table-cell-properties>
      <style:paragraph-properties fo:margin-left="0cm" style:writing-mode="page" css3t:text-justify="auto"/>
    </style:style>
    <style:style style:family="table-cell" style:parent-style-name="Default" style:name="ce57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6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7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Het Rijk.A93"/>
      </style:table-cell-properties>
      <style:paragraph-properties fo:margin-left="0cm" style:writing-mode="page" css3t:text-justify="auto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7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7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8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8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parent-style-name="TL Data" style:family="table-cell" style:name="ce98" style:display-name="ce9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Het Rijk">
        <office:forms form:apply-design-mode="false" form:automatic-focus="false"/>
        <table:table-column table:style-name="co1" table:default-cell-style-name="ce6"/>
        <table:table-column table:style-name="co2" table:default-cell-style-name="ce1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7" table:default-cell-style-name="ce28" table:number-columns-repeated="4"/>
        <table:table-column table:style-name="co9" table:default-cell-style-name="ce29" table:number-columns-repeated="2"/>
        <table:table-column table:style-name="co9" table:default-cell-style-name="ce28" table:number-columns-repeated="2"/>
        <table:table-column table:style-name="co10" table:default-cell-style-name="ce29"/>
        <table:table-column table:style-name="co11" table:default-cell-style-name="ce29"/>
        <table:table-column table:style-name="co10" table:default-cell-style-name="ce29" table:number-columns-repeated="2"/>
        <table:table-column table:style-name="co12" table:default-cell-style-name="ce29" table:number-columns-repeated="2"/>
        <table:table-column table:style-name="co9" table:default-cell-style-name="ce28" table:number-columns-repeated="235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HET RIJK EERSTE GEDEELTE </text:p>
          </table:table-cell>
          <table:table-cell table:style-name="ce13"/>
          <table:table-cell table:style-name="ce25" table:number-columns-repeated="10"/>
          <table:table-cell table:style-name="ce67" table:number-columns-repeated="2"/>
          <table:table-cell table:style-name="ce25" table:number-columns-repeated="2"/>
          <table:table-cell table:style-name="ce67" table:number-columns-repeated="5"/>
          <table:table-cell table:style-name="ce89"/>
          <table:table-cell table:style-name="ce51" table:number-columns-repeated="1002"/>
        </table:table-row>
        <table:table-row table:style-name="ro2">
          <table:table-cell table:style-name="ce2"/>
          <table:table-cell table:style-name="ce14"/>
          <table:table-cell table:style-name="ce26" table:number-columns-repeated="10"/>
          <table:table-cell table:style-name="ce68" table:number-columns-repeated="2"/>
          <table:table-cell table:style-name="ce26" table:number-columns-repeated="2"/>
          <table:table-cell table:style-name="ce68" table:number-columns-repeated="6"/>
          <table:table-cell table:style-name="ce51" table:number-columns-repeated="1002"/>
        </table:table-row>
        <table:table-row table:style-name="ro3">
          <table:table-cell ns41:value-type="string" table:number-rows-spanned="9" table:style-name="ce3" table:number-columns-spanned="1" office:value-type="string">
            <text:p>Provinciën</text:p>
          </table:table-cell>
          <table:table-cell ns41:value-type="string" table:number-rows-spanned="9" table:style-name="ce15" table:number-columns-spanned="1" office:value-type="string">
            <text:p>Kom, Buiten de kom, (tijdelijk aanwezige) Schepen, Personen zonder vaste verblijfplaats</text:p>
          </table:table-cell>
          <table:table-cell table:style-name="ce27"/>
          <table:table-cell ns41:value-type="string" table:number-rows-spanned="2" table:style-name="ce30" table:number-columns-spanned="4" office:value-type="string">
            <text:p>Woningen in de provincie</text:p>
          </table:table-cell>
          <table:covered-table-cell table:style-name="ce45" table:number-columns-repeated="3"/>
          <table:table-cell ns41:value-type="string" table:number-rows-spanned="9" table:style-name="ce58" table:number-columns-spanned="1" office:value-type="string">
            <text:p>Tijdelijk aanwezige schepen</text:p>
          </table:table-cell>
          <table:table-cell ns41:value-type="string" table:number-rows-spanned="2" table:style-name="ce45" table:number-columns-spanned="6" office:value-type="string">
            <text:p>Bevolking</text:p>
          </table:table-cell>
          <table:covered-table-cell table:style-name="ce45" table:number-columns-repeated="5"/>
          <table:table-cell ns41:value-type="string" table:number-rows-spanned="8" table:style-name="ce69" table:number-columns-spanned="2" office:value-type="string">
            <text:p>Tijdelijk aanwezig</text:p>
          </table:table-cell>
          <table:covered-table-cell table:style-name="ce69"/>
          <table:table-cell ns41:value-type="string" table:number-rows-spanned="9" table:style-name="ce77" table:number-columns-spanned="1" office:value-type="string">
            <text:p>Telling</text:p>
          </table:table-cell>
          <table:table-cell ns41:value-type="string" table:number-rows-spanned="9" table:style-name="ce83" table:number-columns-spanned="1" office:value-type="string">
            <text:p>Tabel</text:p>
          </table:table-cell>
          <table:table-cell ns41:value-type="string" table:number-rows-spanned="9" table:style-name="ce83" table:number-columns-spanned="1" office:value-type="string">
            <text:p>Pagina links</text:p>
          </table:table-cell>
          <table:table-cell ns41:value-type="string" table:number-rows-spanned="9" table:style-name="ce87" table:number-columns-spanned="1" office:value-type="string">
            <text:p>Pagina rechts</text:p>
          </table:table-cell>
          <table:table-cell ns41:value-type="string" table:number-rows-spanned="9" table:style-name="ce83" table:number-columns-spanned="1" office:value-type="string">
            <text:p>Provincie</text:p>
          </table:table-cell>
          <table:table-cell ns41:value-type="string" table:number-rows-spanned="9" table:style-name="ce90" table:number-columns-spanned="1" office:value-type="string">
            <text:p>Image nr</text:p>
          </table:table-cell>
          <table:table-cell table:style-name="ce97" table:number-columns-repeated="1002"/>
        </table:table-row>
        <table:table-row table:style-name="ro4">
          <table:covered-table-cell table:style-name="ce4"/>
          <table:covered-table-cell table:style-name="ce16"/>
          <table:table-cell table:style-name="ce27"/>
          <table:covered-table-cell table:style-name="ce31"/>
          <table:covered-table-cell table:style-name="ce46" table:number-columns-repeated="3"/>
          <table:covered-table-cell table:style-name="ce54"/>
          <table:covered-table-cell table:style-name="ce46" table:number-columns-repeated="7"/>
          <table:covered-table-cell table:style-name="ce71"/>
          <table:covered-table-cell table:style-name="ce78"/>
          <table:covered-table-cell table:style-name="ce84" table:number-columns-repeated="2"/>
          <table:covered-table-cell table:style-name="ce88"/>
          <table:covered-table-cell table:style-name="ce84"/>
          <table:covered-table-cell table:style-name="ce91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table-cell ns41:value-type="string" table:number-rows-spanned="2" table:style-name="ce31" table:number-columns-spanned="3" office:value-type="string">
            <text:p>Woonhuizen</text:p>
          </table:table-cell>
          <table:covered-table-cell table:style-name="ce46" table:number-columns-repeated="2"/>
          <table:table-cell ns41:value-type="string" table:number-rows-spanned="7" table:style-name="ce53" table:number-columns-spanned="1" office:value-type="string">
            <text:p>Bewoonde schepen</text:p>
          </table:table-cell>
          <table:covered-table-cell table:style-name="ce54"/>
          <table:table-cell ns41:value-type="string" table:number-rows-spanned="6" table:style-name="ce60" table:number-columns-spanned="2" office:value-type="string">
            <text:p>Bij de telling aanwezig</text:p>
          </table:table-cell>
          <table:covered-table-cell table:style-name="ce64"/>
          <table:table-cell ns41:value-type="string" table:number-rows-spanned="6" table:style-name="ce46" table:number-columns-spanned="2" office:value-type="string">
            <text:p>Tijdelijk afwezig</text:p>
          </table:table-cell>
          <table:covered-table-cell table:style-name="ce46"/>
          <table:table-cell ns41:value-type="string" table:number-rows-spanned="6" table:style-name="ce46" table:number-columns-spanned="2" office:value-type="string">
            <text:p>Totaal</text:p>
          </table:table-cell>
          <table:covered-table-cell table:style-name="ce46" table:number-columns-repeated="2"/>
          <table:covered-table-cell table:style-name="ce71"/>
          <table:covered-table-cell table:style-name="ce78"/>
          <table:covered-table-cell table:style-name="ce84" table:number-columns-repeated="2"/>
          <table:covered-table-cell table:style-name="ce88"/>
          <table:covered-table-cell table:style-name="ce84"/>
          <table:covered-table-cell table:style-name="ce91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1"/>
          <table:covered-table-cell table:style-name="ce46" table:number-columns-repeated="2"/>
          <table:covered-table-cell table:style-name="ce54" table:number-columns-repeated="2"/>
          <table:covered-table-cell table:style-name="ce61"/>
          <table:covered-table-cell table:style-name="ce65"/>
          <table:covered-table-cell table:style-name="ce46" table:number-columns-repeated="5"/>
          <table:covered-table-cell table:style-name="ce71"/>
          <table:covered-table-cell table:style-name="ce78"/>
          <table:covered-table-cell table:style-name="ce84" table:number-columns-repeated="2"/>
          <table:covered-table-cell table:style-name="ce88"/>
          <table:covered-table-cell table:style-name="ce84"/>
          <table:covered-table-cell table:style-name="ce91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table-cell ns41:value-type="string" table:number-rows-spanned="5" table:style-name="ce32" table:number-columns-spanned="1" office:value-type="string">
            <text:p>Bewoond</text:p>
          </table:table-cell>
          <table:table-cell ns41:value-type="string" table:number-rows-spanned="5" table:style-name="ce47" table:number-columns-spanned="1" office:value-type="string">
            <text:p>Onbewoond</text:p>
          </table:table-cell>
          <table:table-cell ns41:value-type="string" table:number-rows-spanned="5" table:style-name="ce47" table:number-columns-spanned="1" office:value-type="string">
            <text:p>In aanbouw</text:p>
          </table:table-cell>
          <table:covered-table-cell table:style-name="ce54" table:number-columns-repeated="2"/>
          <table:covered-table-cell table:style-name="ce61"/>
          <table:covered-table-cell table:style-name="ce65"/>
          <table:covered-table-cell table:style-name="ce46" table:number-columns-repeated="5"/>
          <table:covered-table-cell table:style-name="ce71"/>
          <table:covered-table-cell table:style-name="ce79"/>
          <table:covered-table-cell table:style-name="ce85" table:number-columns-repeated="4"/>
          <table:covered-table-cell table:style-name="ce92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3"/>
          <table:covered-table-cell table:style-name="ce48" table:number-columns-repeated="2"/>
          <table:covered-table-cell table:style-name="ce54" table:number-columns-repeated="2"/>
          <table:covered-table-cell table:style-name="ce61"/>
          <table:covered-table-cell table:style-name="ce65"/>
          <table:covered-table-cell table:style-name="ce46" table:number-columns-repeated="5"/>
          <table:covered-table-cell table:style-name="ce71"/>
          <table:covered-table-cell table:style-name="ce79"/>
          <table:covered-table-cell table:style-name="ce85" table:number-columns-repeated="4"/>
          <table:covered-table-cell table:style-name="ce92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3"/>
          <table:covered-table-cell table:style-name="ce48" table:number-columns-repeated="2"/>
          <table:covered-table-cell table:style-name="ce54" table:number-columns-repeated="2"/>
          <table:covered-table-cell table:style-name="ce61"/>
          <table:covered-table-cell table:style-name="ce65"/>
          <table:covered-table-cell table:style-name="ce46" table:number-columns-repeated="5"/>
          <table:covered-table-cell table:style-name="ce71"/>
          <table:covered-table-cell table:style-name="ce79"/>
          <table:covered-table-cell table:style-name="ce85" table:number-columns-repeated="4"/>
          <table:covered-table-cell table:style-name="ce92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3"/>
          <table:covered-table-cell table:style-name="ce48" table:number-columns-repeated="2"/>
          <table:covered-table-cell table:style-name="ce54" table:number-columns-repeated="2"/>
          <table:covered-table-cell table:style-name="ce62"/>
          <table:covered-table-cell table:style-name="ce66"/>
          <table:covered-table-cell table:style-name="ce46" table:number-columns-repeated="5"/>
          <table:covered-table-cell table:style-name="ce71"/>
          <table:covered-table-cell table:style-name="ce79"/>
          <table:covered-table-cell table:style-name="ce85" table:number-columns-repeated="4"/>
          <table:covered-table-cell table:style-name="ce92"/>
          <table:table-cell table:style-name="ce97" table:number-columns-repeated="1002"/>
        </table:table-row>
        <table:table-row table:style-name="ro2">
          <table:covered-table-cell table:style-name="ce5"/>
          <table:covered-table-cell table:style-name="ce17"/>
          <table:table-cell table:style-name="ce27"/>
          <table:covered-table-cell table:style-name="ce32"/>
          <table:covered-table-cell table:style-name="ce47" table:number-columns-repeated="2"/>
          <table:covered-table-cell table:style-name="ce55" table:number-columns-repeated="2"/>
          <table:table-cell ns41:value-type="string" table:style-name="ce63" office:value-type="string">
            <text:p>M</text:p>
          </table:table-cell>
          <table:table-cell ns41:value-type="string" table:style-name="ce63" office:value-type="string">
            <text:p>V</text:p>
          </table:table-cell>
          <table:table-cell ns41:value-type="string" table:style-name="ce63" office:value-type="string">
            <text:p>M</text:p>
          </table:table-cell>
          <table:table-cell ns41:value-type="string" table:style-name="ce63" office:value-type="string">
            <text:p>V</text:p>
          </table:table-cell>
          <table:table-cell ns41:value-type="string" table:style-name="ce63" office:value-type="string">
            <text:p>M</text:p>
          </table:table-cell>
          <table:table-cell ns41:value-type="string" table:style-name="ce63" office:value-type="string">
            <text:p>V</text:p>
          </table:table-cell>
          <table:table-cell ns41:value-type="string" table:style-name="ce63" office:value-type="string">
            <text:p>M</text:p>
          </table:table-cell>
          <table:table-cell ns41:value-type="string" table:style-name="ce72" office:value-type="string">
            <text:p>V</text:p>
          </table:table-cell>
          <table:covered-table-cell table:style-name="ce80"/>
          <table:covered-table-cell table:style-name="ce86" table:number-columns-repeated="4"/>
          <table:covered-table-cell table:style-name="ce93"/>
          <table:table-cell table:style-name="ce97" table:number-columns-repeated="1002"/>
        </table:table-row>
        <table:table-row table:style-name="ro2">
          <table:table-cell table:number-columns-repeated="1024"/>
        </table:table-row>
        <table:table-row table:style-name="ro5">
          <table:table-cell ns41:value-type="string" table:style-name="ce7" office:value-type="string">
            <text:p>Noordbrabant</text:p>
          </table:table-cell>
          <table:table-cell ns41:value-type="string" table:style-name="ce19" office:value-type="string">
            <text:p>Kom</text:p>
          </table:table-cell>
          <table:table-cell table:style-name="Default"/>
          <table:table-cell ns41:value-type="float" table:style-name="ce34" office:value="40828" office:value-type="float">
            <text:p>40828</text:p>
          </table:table-cell>
          <table:table-cell ns41:value-type="float" table:style-name="ce49" office:value="1274" office:value-type="float">
            <text:p>1274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36" office:value-type="float">
            <text:p>36</text:p>
          </table:table-cell>
          <table:table-cell table:style-name="ce49"/>
          <table:table-cell ns41:value-type="float" table:style-name="ce49" office:value="93790" office:value-type="float">
            <text:p>93790</text:p>
          </table:table-cell>
          <table:table-cell ns41:value-type="float" table:style-name="ce49" office:value="101577" office:value-type="float">
            <text:p>101577</text:p>
          </table:table-cell>
          <table:table-cell ns41:value-type="float" table:style-name="ce49" office:value="2449" office:value-type="float">
            <text:p>2449</text:p>
          </table:table-cell>
          <table:table-cell ns41:value-type="float" table:style-name="ce49" office:value="1166" office:value-type="float">
            <text:p>1166</text:p>
          </table:table-cell>
          <table:table-cell table:formula="of:=SUM([.I13]+[.K13])" ns41:value-type="float" table:style-name="ce49" office:value-type="float" office:value="96239">
            <text:p>96239</text:p>
          </table:table-cell>
          <table:table-cell table:formula="of:=SUM([.J13]+[.L13])" ns41:value-type="float" table:style-name="ce49" office:value-type="float" office:value="102743">
            <text:p>102743</text:p>
          </table:table-cell>
          <table:table-cell ns41:value-type="float" table:style-name="ce49" office:value="3837" office:value-type="float">
            <text:p>3837</text:p>
          </table:table-cell>
          <table:table-cell ns41:value-type="float" table:style-name="ce73" office:value="1009" office:value-type="float">
            <text:p>1009</text:p>
          </table:table-cell>
          <table:table-cell ns41:value-type="string" table:style-name="ce81" office:value-type="string">
            <text:p>VT</text:p>
          </table:table-cell>
          <table:table-cell ns41:value-type="string" table:style-name="ce81" office:value-type="string">
            <text:p>1879_12_H1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23" office:value-type="float">
            <text:p>23</text:p>
          </table:table-cell>
          <table:table-cell ns41:value-type="string" table:style-name="ce81" office:value-type="string">
            <text:p>Het Rijk</text:p>
          </table:table-cell>
          <table:table-cell ns41:value-type="string" table:style-name="ce94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ns41:value-type="float" table:style-name="ce35" office:value="54400" office:value-type="float">
            <text:p>54400</text:p>
          </table:table-cell>
          <table:table-cell ns41:value-type="float" table:style-name="ce50" office:value="1658" office:value-type="float">
            <text:p>1658</text:p>
          </table:table-cell>
          <table:table-cell ns41:value-type="float" table:style-name="ce50" office:value="125" office:value-type="float">
            <text:p>125</text:p>
          </table:table-cell>
          <table:table-cell ns41:value-type="float" table:style-name="ce50" office:value="438" office:value-type="float">
            <text:p>438</text:p>
          </table:table-cell>
          <table:table-cell table:style-name="ce50"/>
          <table:table-cell ns41:value-type="float" table:style-name="ce50" office:value="135177" office:value-type="float">
            <text:p>135177</text:p>
          </table:table-cell>
          <table:table-cell ns41:value-type="float" table:style-name="ce50" office:value="128336" office:value-type="float">
            <text:p>128336</text:p>
          </table:table-cell>
          <table:table-cell ns41:value-type="float" table:style-name="ce50" office:value="2680" office:value-type="float">
            <text:p>2680</text:p>
          </table:table-cell>
          <table:table-cell ns41:value-type="float" table:style-name="ce50" office:value="1253" office:value-type="float">
            <text:p>1253</text:p>
          </table:table-cell>
          <table:table-cell table:formula="of:=SUM([.I14]+[.K14])" ns41:value-type="float" table:style-name="ce50" office:value-type="float" office:value="137857">
            <text:p>137857</text:p>
          </table:table-cell>
          <table:table-cell table:formula="of:=SUM([.J14]+[.L14])" ns41:value-type="float" table:style-name="ce50" office:value-type="float" office:value="129589">
            <text:p>129589</text:p>
          </table:table-cell>
          <table:table-cell ns41:value-type="float" table:style-name="ce50" office:value="799" office:value-type="float">
            <text:p>799</text:p>
          </table:table-cell>
          <table:table-cell ns41:value-type="float" table:style-name="ce74" office:value="444" office:value-type="float">
            <text:p>4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13:.D14])" ns41:value-type="float" table:style-name="ce35" office:value-type="float" office:value="95228">
            <text:p>95228</text:p>
          </table:table-cell>
          <table:table-cell table:formula="of:=SUM([.E13:.E14])" ns41:value-type="float" table:style-name="ce50" office:value-type="float" office:value="2932">
            <text:p>2932</text:p>
          </table:table-cell>
          <table:table-cell table:formula="of:=SUM([.F13:.F14])" ns41:value-type="float" table:style-name="ce50" office:value-type="float" office:value="259">
            <text:p>259</text:p>
          </table:table-cell>
          <table:table-cell table:formula="of:=SUM([.G13:.G14])" ns41:value-type="float" table:style-name="ce50" office:value-type="float" office:value="474">
            <text:p>474</text:p>
          </table:table-cell>
          <table:table-cell table:formula="of:=SUM([.H13:.H14])" ns41:value-type="float" table:style-name="ce50" office:value-type="float" office:value="0">
            <text:p>0</text:p>
          </table:table-cell>
          <table:table-cell table:formula="of:=SUM([.I13:.I14])" ns41:value-type="float" table:style-name="ce50" office:value-type="float" office:value="228967">
            <text:p>228967</text:p>
          </table:table-cell>
          <table:table-cell table:formula="of:=SUM([.J13:.J14])" ns41:value-type="float" table:style-name="ce50" office:value-type="float" office:value="229913">
            <text:p>229913</text:p>
          </table:table-cell>
          <table:table-cell table:formula="of:=SUM([.K13:.K14])" ns41:value-type="float" table:style-name="ce50" office:value-type="float" office:value="5129">
            <text:p>5129</text:p>
          </table:table-cell>
          <table:table-cell table:formula="of:=SUM([.L13:.L14])" ns41:value-type="float" table:style-name="ce50" office:value-type="float" office:value="2419">
            <text:p>2419</text:p>
          </table:table-cell>
          <table:table-cell table:formula="of:=SUM([.M13:.M14])" ns41:value-type="float" table:style-name="ce50" office:value-type="float" office:value="234096">
            <text:p>234096</text:p>
          </table:table-cell>
          <table:table-cell table:formula="of:=SUM([.N13:.N14])" ns41:value-type="float" table:style-name="ce50" office:value-type="float" office:value="232332">
            <text:p>232332</text:p>
          </table:table-cell>
          <table:table-cell table:formula="of:=SUM([.O13:.O14])" ns41:value-type="float" table:style-name="ce50" office:value-type="float" office:value="4636">
            <text:p>4636</text:p>
          </table:table-cell>
          <table:table-cell table:formula="of:=SUM([.P13:.P14])" ns41:value-type="float" table:style-name="ce74" office:value-type="float" office:value="1453">
            <text:p>145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ns41:value-type="float" table:style-name="ce50" office:value="49" office:value-type="float">
            <text:p>49</text:p>
          </table:table-cell>
          <table:table-cell ns41:value-type="float" table:style-name="ce50" office:value="20" office:value-type="float">
            <text:p>20</text:p>
          </table:table-cell>
          <table:table-cell table:formula="of:=SUM([.I16]+[.K16])" ns41:value-type="float" table:style-name="ce50" office:value-type="float" office:value="49">
            <text:p>49</text:p>
          </table:table-cell>
          <table:table-cell table:formula="of:=SUM([.J16]+[.L16])" ns41:value-type="float" table:style-name="ce50" office:value-type="float" office:value="20">
            <text:p>20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15:.D16])" ns41:value-type="float" table:style-name="ce35" office:value-type="float" office:value="95228">
            <text:p>95228</text:p>
          </table:table-cell>
          <table:table-cell table:formula="of:=SUM([.E15:.E16])" ns41:value-type="float" table:style-name="ce50" office:value-type="float" office:value="2932">
            <text:p>2932</text:p>
          </table:table-cell>
          <table:table-cell table:formula="of:=SUM([.F15:.F16])" ns41:value-type="float" table:style-name="ce50" office:value-type="float" office:value="259">
            <text:p>259</text:p>
          </table:table-cell>
          <table:table-cell table:formula="of:=SUM([.G15:.G16])" ns41:value-type="float" table:style-name="ce50" office:value-type="float" office:value="474">
            <text:p>474</text:p>
          </table:table-cell>
          <table:table-cell table:formula="of:=SUM([.H15:.H16])" ns41:value-type="float" table:style-name="ce50" office:value-type="float" office:value="0">
            <text:p>0</text:p>
          </table:table-cell>
          <table:table-cell table:formula="of:=SUM([.I15:.I16])" ns41:value-type="float" table:style-name="ce50" office:value-type="float" office:value="228967">
            <text:p>228967</text:p>
          </table:table-cell>
          <table:table-cell table:formula="of:=SUM([.J15:.J16])" ns41:value-type="float" table:style-name="ce50" office:value-type="float" office:value="229913">
            <text:p>229913</text:p>
          </table:table-cell>
          <table:table-cell table:formula="of:=SUM([.K15:.K16])" ns41:value-type="float" table:style-name="ce50" office:value-type="float" office:value="5178">
            <text:p>5178</text:p>
          </table:table-cell>
          <table:table-cell table:formula="of:=SUM([.L15:.L16])" ns41:value-type="float" table:style-name="ce50" office:value-type="float" office:value="2439">
            <text:p>2439</text:p>
          </table:table-cell>
          <table:table-cell table:formula="of:=SUM([.M15:.M16])" ns41:value-type="float" table:style-name="ce50" office:value-type="float" office:value="234145">
            <text:p>234145</text:p>
          </table:table-cell>
          <table:table-cell table:formula="of:=SUM([.N15:.N16])" ns41:value-type="float" table:style-name="ce50" office:value-type="float" office:value="232352">
            <text:p>232352</text:p>
          </table:table-cell>
          <table:table-cell table:formula="of:=SUM([.O15:.O16])" ns41:value-type="float" table:style-name="ce50" office:value-type="float" office:value="4636">
            <text:p>4636</text:p>
          </table:table-cell>
          <table:table-cell table:formula="of:=SUM([.P15:.P16])" ns41:value-type="float" table:style-name="ce74" office:value-type="float" office:value="1453">
            <text:p>145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35"/>
          <table:table-cell table:style-name="ce50" table:number-columns-repeated="3"/>
          <table:table-cell ns41:value-type="float" table:style-name="ce50" office:value="296" office:value-type="float">
            <text:p>296</text:p>
          </table:table-cell>
          <table:table-cell table:style-name="ce50" table:number-columns-repeated="4"/>
          <table:table-cell table:formula="of:=SUM([.I18]+[.K18])" ns41:value-type="float" table:style-name="ce50" office:value-type="float" office:value="0">
            <text:p>0</text:p>
          </table:table-cell>
          <table:table-cell table:formula="of:=SUM([.J18]+[.L18])" ns41:value-type="float" table:style-name="ce50" office:value-type="float" office:value="0">
            <text:p>0</text:p>
          </table:table-cell>
          <table:table-cell ns41:value-type="float" table:style-name="ce50" office:value="696" office:value-type="float">
            <text:p>696</text:p>
          </table:table-cell>
          <table:table-cell ns41:value-type="float" table:style-name="ce74" office:value="461" office:value-type="float">
            <text:p>4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ce8" office:value-type="string">
            <text:p>Gelderland</text:p>
          </table:table-cell>
          <table:table-cell ns41:value-type="string" table:style-name="ce20" office:value-type="string">
            <text:p>Kom</text:p>
          </table:table-cell>
          <table:table-cell table:style-name="Default"/>
          <table:table-cell ns41:value-type="float" table:style-name="ce35" office:value="38398" office:value-type="float">
            <text:p>38398</text:p>
          </table:table-cell>
          <table:table-cell ns41:value-type="float" table:style-name="ce50" office:value="1132" office:value-type="float">
            <text:p>1132</text:p>
          </table:table-cell>
          <table:table-cell ns41:value-type="float" table:style-name="ce50" office:value="101" office:value-type="float">
            <text:p>101</text:p>
          </table:table-cell>
          <table:table-cell ns41:value-type="float" table:style-name="ce50" office:value="271" office:value-type="float">
            <text:p>271</text:p>
          </table:table-cell>
          <table:table-cell table:style-name="ce50"/>
          <table:table-cell ns41:value-type="float" table:style-name="ce50" office:value="93035" office:value-type="float">
            <text:p>93035</text:p>
          </table:table-cell>
          <table:table-cell ns41:value-type="float" table:style-name="ce50" office:value="99825" office:value-type="float">
            <text:p>99825</text:p>
          </table:table-cell>
          <table:table-cell ns41:value-type="float" table:style-name="ce50" office:value="3695" office:value-type="float">
            <text:p>3695</text:p>
          </table:table-cell>
          <table:table-cell ns41:value-type="float" table:style-name="ce50" office:value="2694" office:value-type="float">
            <text:p>2694</text:p>
          </table:table-cell>
          <table:table-cell table:formula="of:=SUM([.I19]+[.K19])" ns41:value-type="float" table:style-name="ce50" office:value-type="float" office:value="96730">
            <text:p>96730</text:p>
          </table:table-cell>
          <table:table-cell table:formula="of:=SUM([.J19]+[.L19])" ns41:value-type="float" table:style-name="ce50" office:value-type="float" office:value="102519">
            <text:p>102519</text:p>
          </table:table-cell>
          <table:table-cell ns41:value-type="float" table:style-name="ce50" office:value="3793" office:value-type="float">
            <text:p>3793</text:p>
          </table:table-cell>
          <table:table-cell ns41:value-type="float" table:style-name="ce74" office:value="1915" office:value-type="float">
            <text:p>191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ns41:value-type="float" table:style-name="ce35" office:value="49843" office:value-type="float">
            <text:p>49843</text:p>
          </table:table-cell>
          <table:table-cell ns41:value-type="float" table:style-name="ce50" office:value="1644" office:value-type="float">
            <text:p>1644</text:p>
          </table:table-cell>
          <table:table-cell ns41:value-type="float" table:style-name="ce50" office:value="88" office:value-type="float">
            <text:p>88</text:p>
          </table:table-cell>
          <table:table-cell ns41:value-type="float" table:style-name="ce50" office:value="501" office:value-type="float">
            <text:p>501</text:p>
          </table:table-cell>
          <table:table-cell table:style-name="ce50"/>
          <table:table-cell ns41:value-type="float" table:style-name="ce50" office:value="134778" office:value-type="float">
            <text:p>134778</text:p>
          </table:table-cell>
          <table:table-cell ns41:value-type="float" table:style-name="ce50" office:value="125766" office:value-type="float">
            <text:p>125766</text:p>
          </table:table-cell>
          <table:table-cell ns41:value-type="float" table:style-name="ce50" office:value="4082" office:value-type="float">
            <text:p>4082</text:p>
          </table:table-cell>
          <table:table-cell ns41:value-type="float" table:style-name="ce50" office:value="2671" office:value-type="float">
            <text:p>2671</text:p>
          </table:table-cell>
          <table:table-cell table:formula="of:=SUM([.I20]+[.K20])" ns41:value-type="float" table:style-name="ce50" office:value-type="float" office:value="138860">
            <text:p>138860</text:p>
          </table:table-cell>
          <table:table-cell table:formula="of:=SUM([.J20]+[.L20])" ns41:value-type="float" table:style-name="ce50" office:value-type="float" office:value="128437">
            <text:p>128437</text:p>
          </table:table-cell>
          <table:table-cell ns41:value-type="float" table:style-name="ce50" office:value="1636" office:value-type="float">
            <text:p>1636</text:p>
          </table:table-cell>
          <table:table-cell ns41:value-type="float" table:style-name="ce74" office:value="1361" office:value-type="float">
            <text:p>13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19:.D20])" ns41:value-type="float" table:style-name="ce35" office:value-type="float" office:value="88241">
            <text:p>88241</text:p>
          </table:table-cell>
          <table:table-cell table:formula="of:=SUM([.E19:.E20])" ns41:value-type="float" table:style-name="ce50" office:value-type="float" office:value="2776">
            <text:p>2776</text:p>
          </table:table-cell>
          <table:table-cell table:formula="of:=SUM([.F19:.F20])" ns41:value-type="float" table:style-name="ce50" office:value-type="float" office:value="189">
            <text:p>189</text:p>
          </table:table-cell>
          <table:table-cell table:formula="of:=SUM([.G19:.G20])" ns41:value-type="float" table:style-name="ce50" office:value-type="float" office:value="772">
            <text:p>772</text:p>
          </table:table-cell>
          <table:table-cell table:formula="of:=SUM([.H19:.H20])" ns41:value-type="float" table:style-name="ce50" office:value-type="float" office:value="0">
            <text:p>0</text:p>
          </table:table-cell>
          <table:table-cell table:formula="of:=SUM([.I19:.I20])" ns41:value-type="float" table:style-name="ce50" office:value-type="float" office:value="227813">
            <text:p>227813</text:p>
          </table:table-cell>
          <table:table-cell table:formula="of:=SUM([.J19:.J20])" ns41:value-type="float" table:style-name="ce50" office:value-type="float" office:value="225591">
            <text:p>225591</text:p>
          </table:table-cell>
          <table:table-cell table:formula="of:=SUM([.K19:.K20])" ns41:value-type="float" table:style-name="ce50" office:value-type="float" office:value="7777">
            <text:p>7777</text:p>
          </table:table-cell>
          <table:table-cell table:formula="of:=SUM([.L19:.L20])" ns41:value-type="float" table:style-name="ce50" office:value-type="float" office:value="5365">
            <text:p>5365</text:p>
          </table:table-cell>
          <table:table-cell table:formula="of:=SUM([.M19:.M20])" ns41:value-type="float" table:style-name="ce50" office:value-type="float" office:value="235590">
            <text:p>235590</text:p>
          </table:table-cell>
          <table:table-cell table:formula="of:=SUM([.N19:.N20])" ns41:value-type="float" table:style-name="ce50" office:value-type="float" office:value="230956">
            <text:p>230956</text:p>
          </table:table-cell>
          <table:table-cell table:formula="of:=SUM([.O19:.O20])" ns41:value-type="float" table:style-name="ce50" office:value-type="float" office:value="5429">
            <text:p>5429</text:p>
          </table:table-cell>
          <table:table-cell table:formula="of:=SUM([.P19:.P20])" ns41:value-type="float" table:style-name="ce74" office:value-type="float" office:value="3276">
            <text:p>327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ns41:value-type="float" table:style-name="ce50" office:value="176" office:value-type="float">
            <text:p>176</text:p>
          </table:table-cell>
          <table:table-cell ns41:value-type="float" table:style-name="ce50" office:value="83" office:value-type="float">
            <text:p>83</text:p>
          </table:table-cell>
          <table:table-cell table:formula="of:=SUM([.I22]+[.K22])" ns41:value-type="float" table:style-name="ce50" office:value-type="float" office:value="176">
            <text:p>176</text:p>
          </table:table-cell>
          <table:table-cell table:formula="of:=SUM([.J22]+[.L22])" ns41:value-type="float" table:style-name="ce50" office:value-type="float" office:value="83">
            <text:p>83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21:.D22])" ns41:value-type="float" table:style-name="ce35" office:value-type="float" office:value="88241">
            <text:p>88241</text:p>
          </table:table-cell>
          <table:table-cell table:formula="of:=SUM([.E21:.E22])" ns41:value-type="float" table:style-name="ce50" office:value-type="float" office:value="2776">
            <text:p>2776</text:p>
          </table:table-cell>
          <table:table-cell table:formula="of:=SUM([.F21:.F22])" ns41:value-type="float" table:style-name="ce50" office:value-type="float" office:value="189">
            <text:p>189</text:p>
          </table:table-cell>
          <table:table-cell table:formula="of:=SUM([.G21:.G22])" ns41:value-type="float" table:style-name="ce50" office:value-type="float" office:value="772">
            <text:p>772</text:p>
          </table:table-cell>
          <table:table-cell table:formula="of:=SUM([.H21:.H22])" ns41:value-type="float" table:style-name="ce50" office:value-type="float" office:value="0">
            <text:p>0</text:p>
          </table:table-cell>
          <table:table-cell table:formula="of:=SUM([.I21:.I22])" ns41:value-type="float" table:style-name="ce50" office:value-type="float" office:value="227813">
            <text:p>227813</text:p>
          </table:table-cell>
          <table:table-cell table:formula="of:=SUM([.J21:.J22])" ns41:value-type="float" table:style-name="ce50" office:value-type="float" office:value="225591">
            <text:p>225591</text:p>
          </table:table-cell>
          <table:table-cell table:formula="of:=SUM([.K21:.K22])" ns41:value-type="float" table:style-name="ce50" office:value-type="float" office:value="7953">
            <text:p>7953</text:p>
          </table:table-cell>
          <table:table-cell table:formula="of:=SUM([.L21:.L22])" ns41:value-type="float" table:style-name="ce50" office:value-type="float" office:value="5448">
            <text:p>5448</text:p>
          </table:table-cell>
          <table:table-cell table:formula="of:=SUM([.M21:.M22])" ns41:value-type="float" table:style-name="ce50" office:value-type="float" office:value="235766">
            <text:p>235766</text:p>
          </table:table-cell>
          <table:table-cell table:formula="of:=SUM([.N21:.N22])" ns41:value-type="float" table:style-name="ce50" office:value-type="float" office:value="231039">
            <text:p>231039</text:p>
          </table:table-cell>
          <table:table-cell table:formula="of:=SUM([.O21:.O22])" ns41:value-type="float" table:style-name="ce50" office:value-type="float" office:value="5429">
            <text:p>5429</text:p>
          </table:table-cell>
          <table:table-cell table:formula="of:=SUM([.P21:.P22])" ns41:value-type="float" table:style-name="ce74" office:value-type="float" office:value="3276">
            <text:p>327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35"/>
          <table:table-cell table:style-name="ce50" table:number-columns-repeated="3"/>
          <table:table-cell ns41:value-type="float" table:style-name="ce50" office:value="624" office:value-type="float">
            <text:p>624</text:p>
          </table:table-cell>
          <table:table-cell table:style-name="ce50" table:number-columns-repeated="4"/>
          <table:table-cell table:formula="of:=SUM([.I24]+[.K24])" ns41:value-type="float" table:style-name="ce50" office:value-type="float" office:value="0">
            <text:p>0</text:p>
          </table:table-cell>
          <table:table-cell table:formula="of:=SUM([.J24]+[.L24])" ns41:value-type="float" table:style-name="ce50" office:value-type="float" office:value="0">
            <text:p>0</text:p>
          </table:table-cell>
          <table:table-cell ns41:value-type="float" table:style-name="ce50" office:value="1538" office:value-type="float">
            <text:p>1538</text:p>
          </table:table-cell>
          <table:table-cell ns41:value-type="float" table:style-name="ce74" office:value="1012" office:value-type="float">
            <text:p>101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7 Bewoonde wagens</text:p>
          </table:table-cell>
          <table:table-cell table:style-name="Default"/>
          <table:table-cell table:style-name="ce35"/>
          <table:table-cell table:style-name="ce50" table:number-columns-repeated="8"/>
          <table:table-cell table:formula="of:=SUM([.I25]+[.K25])" ns41:value-type="float" table:style-name="ce50" office:value-type="float" office:value="0">
            <text:p>0</text:p>
          </table:table-cell>
          <table:table-cell table:formula="of:=SUM([.J25]+[.L25])" ns41:value-type="float" table:style-name="ce50" office:value-type="float" office:value="0">
            <text:p>0</text:p>
          </table:table-cell>
          <table:table-cell ns41:value-type="float" table:style-name="ce50" office:value="13" office:value-type="float">
            <text:p>13</text:p>
          </table:table-cell>
          <table:table-cell ns41:value-type="float" table:style-name="ce74" office:value="14" office:value-type="float">
            <text:p>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ce8" office:value-type="string">
            <text:p>Zuidholland</text:p>
          </table:table-cell>
          <table:table-cell ns41:value-type="string" table:style-name="ce20" office:value-type="string">
            <text:p>Kom</text:p>
          </table:table-cell>
          <table:table-cell table:style-name="Default"/>
          <table:table-cell ns41:value-type="float" table:style-name="ce35" office:value="103232" office:value-type="float">
            <text:p>103232</text:p>
          </table:table-cell>
          <table:table-cell ns41:value-type="float" table:style-name="ce50" office:value="3728" office:value-type="float">
            <text:p>3728</text:p>
          </table:table-cell>
          <table:table-cell ns41:value-type="float" table:style-name="ce50" office:value="693" office:value-type="float">
            <text:p>693</text:p>
          </table:table-cell>
          <table:table-cell ns41:value-type="float" table:style-name="ce50" office:value="819" office:value-type="float">
            <text:p>819</text:p>
          </table:table-cell>
          <table:table-cell table:style-name="ce50"/>
          <table:table-cell ns41:value-type="float" table:style-name="ce50" office:value="272612" office:value-type="float">
            <text:p>272612</text:p>
          </table:table-cell>
          <table:table-cell ns41:value-type="float" table:style-name="ce50" office:value="309210" office:value-type="float">
            <text:p>309210</text:p>
          </table:table-cell>
          <table:table-cell ns41:value-type="float" table:style-name="ce50" office:value="11286" office:value-type="float">
            <text:p>11286</text:p>
          </table:table-cell>
          <table:table-cell ns41:value-type="float" table:style-name="ce50" office:value="6215" office:value-type="float">
            <text:p>6215</text:p>
          </table:table-cell>
          <table:table-cell table:formula="of:=SUM([.I26]+[.K26])" ns41:value-type="float" table:style-name="ce50" office:value-type="float" office:value="283898">
            <text:p>283898</text:p>
          </table:table-cell>
          <table:table-cell table:formula="of:=SUM([.J26]+[.L26])" ns41:value-type="float" table:style-name="ce50" office:value-type="float" office:value="315425">
            <text:p>315425</text:p>
          </table:table-cell>
          <table:table-cell ns41:value-type="float" table:style-name="ce50" office:value="7747" office:value-type="float">
            <text:p>7747</text:p>
          </table:table-cell>
          <table:table-cell ns41:value-type="float" table:style-name="ce74" office:value="5488" office:value-type="float">
            <text:p>54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ns41:value-type="float" table:style-name="ce35" office:value="39776" office:value-type="float">
            <text:p>39776</text:p>
          </table:table-cell>
          <table:table-cell ns41:value-type="float" table:style-name="ce50" office:value="1618" office:value-type="float">
            <text:p>1618</text:p>
          </table:table-cell>
          <table:table-cell ns41:value-type="float" table:style-name="ce50" office:value="77" office:value-type="float">
            <text:p>77</text:p>
          </table:table-cell>
          <table:table-cell ns41:value-type="float" table:style-name="ce50" office:value="164" office:value-type="float">
            <text:p>164</text:p>
          </table:table-cell>
          <table:table-cell table:style-name="ce50"/>
          <table:table-cell ns41:value-type="float" table:style-name="ce50" office:value="99856" office:value-type="float">
            <text:p>99856</text:p>
          </table:table-cell>
          <table:table-cell ns41:value-type="float" table:style-name="ce50" office:value="98474" office:value-type="float">
            <text:p>98474</text:p>
          </table:table-cell>
          <table:table-cell ns41:value-type="float" table:style-name="ce50" office:value="3009" office:value-type="float">
            <text:p>3009</text:p>
          </table:table-cell>
          <table:table-cell ns41:value-type="float" table:style-name="ce50" office:value="2393" office:value-type="float">
            <text:p>2393</text:p>
          </table:table-cell>
          <table:table-cell table:formula="of:=SUM([.I27]+[.K27])" ns41:value-type="float" table:style-name="ce50" office:value-type="float" office:value="102865">
            <text:p>102865</text:p>
          </table:table-cell>
          <table:table-cell table:formula="of:=SUM([.J27]+[.L27])" ns41:value-type="float" table:style-name="ce50" office:value-type="float" office:value="100867">
            <text:p>100867</text:p>
          </table:table-cell>
          <table:table-cell ns41:value-type="float" table:style-name="ce50" office:value="1896" office:value-type="float">
            <text:p>1896</text:p>
          </table:table-cell>
          <table:table-cell ns41:value-type="float" table:style-name="ce74" office:value="1761" office:value-type="float">
            <text:p>17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26:.D27])" ns41:value-type="float" table:style-name="ce35" office:value-type="float" office:value="143008">
            <text:p>143008</text:p>
          </table:table-cell>
          <table:table-cell table:formula="of:=SUM([.E26:.E27])" ns41:value-type="float" table:style-name="ce50" office:value-type="float" office:value="5346">
            <text:p>5346</text:p>
          </table:table-cell>
          <table:table-cell table:formula="of:=SUM([.F26:.F27])" ns41:value-type="float" table:style-name="ce50" office:value-type="float" office:value="770">
            <text:p>770</text:p>
          </table:table-cell>
          <table:table-cell table:formula="of:=SUM([.G26:.G27])" ns41:value-type="float" table:style-name="ce50" office:value-type="float" office:value="983">
            <text:p>983</text:p>
          </table:table-cell>
          <table:table-cell table:formula="of:=SUM([.H26:.H27])" ns41:value-type="float" table:style-name="ce50" office:value-type="float" office:value="0">
            <text:p>0</text:p>
          </table:table-cell>
          <table:table-cell table:formula="of:=SUM([.I26:.I27])" ns41:value-type="float" table:style-name="ce50" office:value-type="float" office:value="372468">
            <text:p>372468</text:p>
          </table:table-cell>
          <table:table-cell table:formula="of:=SUM([.J26:.J27])" ns41:value-type="float" table:style-name="ce50" office:value-type="float" office:value="407684">
            <text:p>407684</text:p>
          </table:table-cell>
          <table:table-cell table:formula="of:=SUM([.K26:.K27])" ns41:value-type="float" table:style-name="ce50" office:value-type="float" office:value="14295">
            <text:p>14295</text:p>
          </table:table-cell>
          <table:table-cell table:formula="of:=SUM([.L26:.L27])" ns41:value-type="float" table:style-name="ce50" office:value-type="float" office:value="8608">
            <text:p>8608</text:p>
          </table:table-cell>
          <table:table-cell table:formula="of:=SUM([.M26:.M27])" ns41:value-type="float" table:style-name="ce50" office:value-type="float" office:value="386763">
            <text:p>386763</text:p>
          </table:table-cell>
          <table:table-cell table:formula="of:=SUM([.N26:.N27])" ns41:value-type="float" table:style-name="ce50" office:value-type="float" office:value="416292">
            <text:p>416292</text:p>
          </table:table-cell>
          <table:table-cell table:formula="of:=SUM([.O26:.O27])" ns41:value-type="float" table:style-name="ce50" office:value-type="float" office:value="9643">
            <text:p>9643</text:p>
          </table:table-cell>
          <table:table-cell table:formula="of:=SUM([.P26:.P27])" ns41:value-type="float" table:style-name="ce74" office:value-type="float" office:value="7249">
            <text:p>724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ns41:value-type="float" table:style-name="ce50" office:value="341" office:value-type="float">
            <text:p>341</text:p>
          </table:table-cell>
          <table:table-cell ns41:value-type="float" table:style-name="ce50" office:value="134" office:value-type="float">
            <text:p>134</text:p>
          </table:table-cell>
          <table:table-cell table:formula="of:=SUM([.I29]+[.K29])" ns41:value-type="float" table:style-name="ce50" office:value-type="float" office:value="341">
            <text:p>341</text:p>
          </table:table-cell>
          <table:table-cell table:formula="of:=SUM([.J29]+[.L29])" ns41:value-type="float" table:style-name="ce50" office:value-type="float" office:value="134">
            <text:p>134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28:.D29])" ns41:value-type="float" table:style-name="ce35" office:value-type="float" office:value="143008">
            <text:p>143008</text:p>
          </table:table-cell>
          <table:table-cell table:formula="of:=SUM([.E28:.E29])" ns41:value-type="float" table:style-name="ce50" office:value-type="float" office:value="5346">
            <text:p>5346</text:p>
          </table:table-cell>
          <table:table-cell table:formula="of:=SUM([.F28:.F29])" ns41:value-type="float" table:style-name="ce50" office:value-type="float" office:value="770">
            <text:p>770</text:p>
          </table:table-cell>
          <table:table-cell table:formula="of:=SUM([.G28:.G29])" ns41:value-type="float" table:style-name="ce50" office:value-type="float" office:value="983">
            <text:p>983</text:p>
          </table:table-cell>
          <table:table-cell table:formula="of:=SUM([.H28:.H29])" ns41:value-type="float" table:style-name="ce50" office:value-type="float" office:value="0">
            <text:p>0</text:p>
          </table:table-cell>
          <table:table-cell table:formula="of:=SUM([.I28:.I29])" ns41:value-type="float" table:style-name="ce50" office:value-type="float" office:value="372468">
            <text:p>372468</text:p>
          </table:table-cell>
          <table:table-cell table:formula="of:=SUM([.J28:.J29])" ns41:value-type="float" table:style-name="ce50" office:value-type="float" office:value="407684">
            <text:p>407684</text:p>
          </table:table-cell>
          <table:table-cell table:formula="of:=SUM([.K28:.K29])" ns41:value-type="float" table:style-name="ce50" office:value-type="float" office:value="14636">
            <text:p>14636</text:p>
          </table:table-cell>
          <table:table-cell table:formula="of:=SUM([.L28:.L29])" ns41:value-type="float" table:style-name="ce50" office:value-type="float" office:value="8742">
            <text:p>8742</text:p>
          </table:table-cell>
          <table:table-cell table:formula="of:=SUM([.M28:.M29])" ns41:value-type="float" table:style-name="ce50" office:value-type="float" office:value="387104">
            <text:p>387104</text:p>
          </table:table-cell>
          <table:table-cell table:formula="of:=SUM([.N28:.N29])" ns41:value-type="float" table:style-name="ce50" office:value-type="float" office:value="416426">
            <text:p>416426</text:p>
          </table:table-cell>
          <table:table-cell table:formula="of:=SUM([.O28:.O29])" ns41:value-type="float" table:style-name="ce50" office:value-type="float" office:value="9643">
            <text:p>9643</text:p>
          </table:table-cell>
          <table:table-cell table:formula="of:=SUM([.P28:.P29])" ns41:value-type="float" table:style-name="ce74" office:value-type="float" office:value="7249">
            <text:p>724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35"/>
          <table:table-cell table:style-name="ce50" table:number-columns-repeated="3"/>
          <table:table-cell ns41:value-type="float" table:style-name="ce50" office:value="938" office:value-type="float">
            <text:p>938</text:p>
          </table:table-cell>
          <table:table-cell table:style-name="ce50" table:number-columns-repeated="4"/>
          <table:table-cell table:formula="of:=SUM([.I31]+[.K31])" ns41:value-type="float" table:style-name="ce50" office:value-type="float" office:value="0">
            <text:p>0</text:p>
          </table:table-cell>
          <table:table-cell table:formula="of:=SUM([.J31]+[.L31])" ns41:value-type="float" table:style-name="ce50" office:value-type="float" office:value="0">
            <text:p>0</text:p>
          </table:table-cell>
          <table:table-cell ns41:value-type="float" table:style-name="ce50" office:value="4584" office:value-type="float">
            <text:p>4584</text:p>
          </table:table-cell>
          <table:table-cell ns41:value-type="float" table:style-name="ce74" office:value="2697" office:value-type="float">
            <text:p>269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ce8" office:value-type="string">
            <text:p>Noordholland</text:p>
          </table:table-cell>
          <table:table-cell ns41:value-type="string" table:style-name="ce20" office:value-type="string">
            <text:p>Kom</text:p>
          </table:table-cell>
          <table:table-cell table:style-name="Default"/>
          <table:table-cell ns41:value-type="float" table:style-name="ce35" office:value="77320" office:value-type="float">
            <text:p>77320</text:p>
          </table:table-cell>
          <table:table-cell ns41:value-type="float" table:style-name="ce50" office:value="2108" office:value-type="float">
            <text:p>2108</text:p>
          </table:table-cell>
          <table:table-cell ns41:value-type="float" table:style-name="ce50" office:value="474" office:value-type="float">
            <text:p>474</text:p>
          </table:table-cell>
          <table:table-cell ns41:value-type="float" table:style-name="ce56" office:value="756" office:value-type="float">
            <text:p>756</text:p>
          </table:table-cell>
          <table:table-cell table:style-name="ce50"/>
          <table:table-cell ns41:value-type="float" table:style-name="ce50" office:value="261791" office:value-type="float">
            <text:p>261791</text:p>
          </table:table-cell>
          <table:table-cell ns41:value-type="float" table:style-name="ce50" office:value="290742" office:value-type="float">
            <text:p>290742</text:p>
          </table:table-cell>
          <table:table-cell ns41:value-type="float" table:style-name="ce50" office:value="9524" office:value-type="float">
            <text:p>9524</text:p>
          </table:table-cell>
          <table:table-cell ns41:value-type="float" table:style-name="ce50" office:value="5504" office:value-type="float">
            <text:p>5504</text:p>
          </table:table-cell>
          <table:table-cell table:formula="of:=SUM([.I32]+[.K32])" ns41:value-type="float" table:style-name="ce50" office:value-type="float" office:value="271315">
            <text:p>271315</text:p>
          </table:table-cell>
          <table:table-cell table:formula="of:=SUM([.J32]+[.L32])" ns41:value-type="float" table:style-name="ce50" office:value-type="float" office:value="296246">
            <text:p>296246</text:p>
          </table:table-cell>
          <table:table-cell ns41:value-type="float" table:style-name="ce50" office:value="7059" office:value-type="float">
            <text:p>7059</text:p>
          </table:table-cell>
          <table:table-cell ns41:value-type="float" table:style-name="ce74" office:value="5200" office:value-type="float">
            <text:p>520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ns41:value-type="float" table:style-name="ce35" office:value="22290" office:value-type="float">
            <text:p>22290</text:p>
          </table:table-cell>
          <table:table-cell ns41:value-type="float" table:style-name="ce50" office:value="951" office:value-type="float">
            <text:p>951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1" office:value="201" office:value-type="float">
            <text:p>201</text:p>
          </table:table-cell>
          <table:table-cell table:style-name="ce50"/>
          <table:table-cell ns41:value-type="float" table:style-name="ce50" office:value="55564" office:value-type="float">
            <text:p>55564</text:p>
          </table:table-cell>
          <table:table-cell ns41:value-type="float" table:style-name="ce50" office:value="53588" office:value-type="float">
            <text:p>53588</text:p>
          </table:table-cell>
          <table:table-cell ns41:value-type="float" table:style-name="ce50" office:value="1431" office:value-type="float">
            <text:p>1431</text:p>
          </table:table-cell>
          <table:table-cell ns41:value-type="float" table:style-name="ce50" office:value="1288" office:value-type="float">
            <text:p>1288</text:p>
          </table:table-cell>
          <table:table-cell table:formula="of:=SUM([.I33]+[.K33])" ns41:value-type="float" table:style-name="ce50" office:value-type="float" office:value="56995">
            <text:p>56995</text:p>
          </table:table-cell>
          <table:table-cell table:formula="of:=SUM([.J33]+[.L33])" ns41:value-type="float" table:style-name="ce50" office:value-type="float" office:value="54876">
            <text:p>54876</text:p>
          </table:table-cell>
          <table:table-cell ns41:value-type="float" table:style-name="ce50" office:value="1095" office:value-type="float">
            <text:p>1095</text:p>
          </table:table-cell>
          <table:table-cell ns41:value-type="float" table:style-name="ce74" office:value="968" office:value-type="float">
            <text:p>9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32:.D33])" ns41:value-type="float" table:style-name="ce35" office:value-type="float" office:value="99610">
            <text:p>99610</text:p>
          </table:table-cell>
          <table:table-cell table:formula="of:=SUM([.E32:.E33])" ns41:value-type="float" table:style-name="ce50" office:value-type="float" office:value="3059">
            <text:p>3059</text:p>
          </table:table-cell>
          <table:table-cell table:formula="of:=SUM([.F32:.F33])" ns41:value-type="float" table:style-name="ce50" office:value-type="float" office:value="533">
            <text:p>533</text:p>
          </table:table-cell>
          <table:table-cell table:formula="of:=SUM([.G32:.G33])" ns41:value-type="float" table:style-name="ce56" office:value-type="float" office:value="957">
            <text:p>957</text:p>
          </table:table-cell>
          <table:table-cell table:formula="of:=SUM([.H32:.H33])" ns41:value-type="float" table:style-name="ce50" office:value-type="float" office:value="0">
            <text:p>0</text:p>
          </table:table-cell>
          <table:table-cell table:formula="of:=SUM([.I32:.I33])" ns41:value-type="float" table:style-name="ce50" office:value-type="float" office:value="317355">
            <text:p>317355</text:p>
          </table:table-cell>
          <table:table-cell table:formula="of:=SUM([.J32:.J33])" ns41:value-type="float" table:style-name="ce50" office:value-type="float" office:value="344330">
            <text:p>344330</text:p>
          </table:table-cell>
          <table:table-cell table:formula="of:=SUM([.K32:.K33])" ns41:value-type="float" table:style-name="ce50" office:value-type="float" office:value="10955">
            <text:p>10955</text:p>
          </table:table-cell>
          <table:table-cell table:formula="of:=SUM([.L32:.L33])" ns41:value-type="float" table:style-name="ce50" office:value-type="float" office:value="6792">
            <text:p>6792</text:p>
          </table:table-cell>
          <table:table-cell table:formula="of:=SUM([.M32:.M33])" ns41:value-type="float" table:style-name="ce50" office:value-type="float" office:value="328310">
            <text:p>328310</text:p>
          </table:table-cell>
          <table:table-cell table:formula="of:=SUM([.N32:.N33])" ns41:value-type="float" table:style-name="ce50" office:value-type="float" office:value="351122">
            <text:p>351122</text:p>
          </table:table-cell>
          <table:table-cell table:formula="of:=SUM([.O32:.O33])" ns41:value-type="float" table:style-name="ce50" office:value-type="float" office:value="8154">
            <text:p>8154</text:p>
          </table:table-cell>
          <table:table-cell table:formula="of:=SUM([.P32:.P33])" ns41:value-type="float" table:style-name="ce74" office:value-type="float" office:value="6168">
            <text:p>61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2"/>
          <table:table-cell table:style-name="ce98"/>
          <table:table-cell table:style-name="ce50" table:number-columns-repeated="3"/>
          <table:table-cell ns41:value-type="float" table:style-name="ce50" office:value="378" office:value-type="float">
            <text:p>378</text:p>
          </table:table-cell>
          <table:table-cell ns41:value-type="float" table:style-name="ce50" office:value="180" office:value-type="float">
            <text:p>180</text:p>
          </table:table-cell>
          <table:table-cell table:formula="of:=SUM([.I35]+[.K35])" ns41:value-type="float" table:style-name="ce50" office:value-type="float" office:value="378">
            <text:p>378</text:p>
          </table:table-cell>
          <table:table-cell table:formula="of:=SUM([.J35]+[.L35])" ns41:value-type="float" table:style-name="ce50" office:value-type="float" office:value="180">
            <text:p>180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34:.D35])" ns41:value-type="float" table:style-name="ce35" office:value-type="float" office:value="99610">
            <text:p>99610</text:p>
          </table:table-cell>
          <table:table-cell table:formula="of:=SUM([.E34:.E35])" ns41:value-type="float" table:style-name="ce50" office:value-type="float" office:value="3059">
            <text:p>3059</text:p>
          </table:table-cell>
          <table:table-cell table:formula="of:=SUM([.F34:.F35])" ns41:value-type="float" table:style-name="ce50" office:value-type="float" office:value="533">
            <text:p>533</text:p>
          </table:table-cell>
          <table:table-cell table:formula="of:=SUM([.G34:.G35])" ns41:value-type="float" table:style-name="ce56" office:value-type="float" office:value="957">
            <text:p>957</text:p>
          </table:table-cell>
          <table:table-cell table:formula="of:=SUM([.H34:.H35])" ns41:value-type="float" table:style-name="ce50" office:value-type="float" office:value="0">
            <text:p>0</text:p>
          </table:table-cell>
          <table:table-cell table:formula="of:=SUM([.I34:.I35])" ns41:value-type="float" table:style-name="ce50" office:value-type="float" office:value="317355">
            <text:p>317355</text:p>
          </table:table-cell>
          <table:table-cell table:formula="of:=SUM([.J34:.J35])" ns41:value-type="float" table:style-name="ce50" office:value-type="float" office:value="344330">
            <text:p>344330</text:p>
          </table:table-cell>
          <table:table-cell table:formula="of:=SUM([.K34:.K35])" ns41:value-type="float" table:style-name="ce50" office:value-type="float" office:value="11333">
            <text:p>11333</text:p>
          </table:table-cell>
          <table:table-cell table:formula="of:=SUM([.L34:.L35])" ns41:value-type="float" table:style-name="ce50" office:value-type="float" office:value="6972">
            <text:p>6972</text:p>
          </table:table-cell>
          <table:table-cell table:formula="of:=SUM([.M34:.M35])" ns41:value-type="float" table:style-name="ce50" office:value-type="float" office:value="328688">
            <text:p>328688</text:p>
          </table:table-cell>
          <table:table-cell table:formula="of:=SUM([.N34:.N35])" ns41:value-type="float" table:style-name="ce50" office:value-type="float" office:value="351302">
            <text:p>351302</text:p>
          </table:table-cell>
          <table:table-cell table:formula="of:=SUM([.O34:.O35])" ns41:value-type="float" table:style-name="ce50" office:value-type="float" office:value="8154">
            <text:p>8154</text:p>
          </table:table-cell>
          <table:table-cell table:formula="of:=SUM([.P34:.P35])" ns41:value-type="float" table:style-name="ce74" office:value-type="float" office:value="6168">
            <text:p>61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35"/>
          <table:table-cell table:style-name="ce50" table:number-columns-repeated="3"/>
          <table:table-cell ns41:value-type="float" table:style-name="ce50" office:value="1272" office:value-type="float">
            <text:p>1272</text:p>
          </table:table-cell>
          <table:table-cell table:style-name="ce50" table:number-columns-repeated="4"/>
          <table:table-cell table:formula="of:=SUM([.I37]+[.K37])" ns41:value-type="float" table:style-name="ce50" office:value-type="float" office:value="0">
            <text:p>0</text:p>
          </table:table-cell>
          <table:table-cell table:formula="of:=SUM([.J37]+[.L37])" ns41:value-type="float" table:style-name="ce50" office:value-type="float" office:value="0">
            <text:p>0</text:p>
          </table:table-cell>
          <table:table-cell ns41:value-type="float" table:style-name="ce50" office:value="3609" office:value-type="float">
            <text:p>3609</text:p>
          </table:table-cell>
          <table:table-cell ns41:value-type="float" table:style-name="ce74" office:value="1983" office:value-type="float">
            <text:p>19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ce8" office:value-type="string">
            <text:p>Zeeland</text:p>
          </table:table-cell>
          <table:table-cell ns41:value-type="string" table:style-name="ce20" office:value-type="string">
            <text:p>Kom</text:p>
          </table:table-cell>
          <table:table-cell table:style-name="Default"/>
          <table:table-cell ns41:value-type="float" table:style-name="ce35" office:value="23184" office:value-type="float">
            <text:p>23184</text:p>
          </table:table-cell>
          <table:table-cell ns41:value-type="float" table:style-name="ce50" office:value="673" office:value-type="float">
            <text:p>673</text:p>
          </table:table-cell>
          <table:table-cell ns41:value-type="float" table:style-name="ce50" office:value="27" office:value-type="float">
            <text:p>27</text:p>
          </table:table-cell>
          <table:table-cell ns41:value-type="float" table:style-name="ce50" office:value="79" office:value-type="float">
            <text:p>79</text:p>
          </table:table-cell>
          <table:table-cell table:style-name="ce50"/>
          <table:table-cell ns41:value-type="float" table:style-name="ce50" office:value="55888" office:value-type="float">
            <text:p>55888</text:p>
          </table:table-cell>
          <table:table-cell ns41:value-type="float" table:style-name="ce50" office:value="61147" office:value-type="float">
            <text:p>61147</text:p>
          </table:table-cell>
          <table:table-cell ns41:value-type="float" table:style-name="ce50" office:value="2129" office:value-type="float">
            <text:p>2129</text:p>
          </table:table-cell>
          <table:table-cell ns41:value-type="float" table:style-name="ce50" office:value="994" office:value-type="float">
            <text:p>994</text:p>
          </table:table-cell>
          <table:table-cell table:formula="of:=SUM([.I38]+[.K38])" ns41:value-type="float" table:style-name="ce50" office:value-type="float" office:value="58017">
            <text:p>58017</text:p>
          </table:table-cell>
          <table:table-cell table:formula="of:=SUM([.J38]+[.L38])" ns41:value-type="float" table:style-name="ce50" office:value-type="float" office:value="62141">
            <text:p>62141</text:p>
          </table:table-cell>
          <table:table-cell ns41:value-type="float" table:style-name="ce50" office:value="1599" office:value-type="float">
            <text:p>1599</text:p>
          </table:table-cell>
          <table:table-cell ns41:value-type="float" table:style-name="ce74" office:value="880" office:value-type="float">
            <text:p>88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ns41:value-type="float" table:style-name="ce35" office:value="12503" office:value-type="float">
            <text:p>12503</text:p>
          </table:table-cell>
          <table:table-cell ns41:value-type="float" table:style-name="ce50" office:value="425" office:value-type="float">
            <text:p>425</text:p>
          </table:table-cell>
          <table:table-cell ns41:value-type="float" table:style-name="ce50" office:value="9" office:value-type="float">
            <text:p>9</text:p>
          </table:table-cell>
          <table:table-cell ns41:value-type="float" table:style-name="ce50" office:value="21" office:value-type="float">
            <text:p>21</text:p>
          </table:table-cell>
          <table:table-cell table:style-name="ce50"/>
          <table:table-cell ns41:value-type="float" table:style-name="ce50" office:value="33821" office:value-type="float">
            <text:p>33821</text:p>
          </table:table-cell>
          <table:table-cell ns41:value-type="float" table:style-name="ce50" office:value="33475" office:value-type="float">
            <text:p>33475</text:p>
          </table:table-cell>
          <table:table-cell ns41:value-type="float" table:style-name="ce50" office:value="716" office:value-type="float">
            <text:p>716</text:p>
          </table:table-cell>
          <table:table-cell ns41:value-type="float" table:style-name="ce50" office:value="421" office:value-type="float">
            <text:p>421</text:p>
          </table:table-cell>
          <table:table-cell table:formula="of:=SUM([.I39]+[.K39])" ns41:value-type="float" table:style-name="ce50" office:value-type="float" office:value="34537">
            <text:p>34537</text:p>
          </table:table-cell>
          <table:table-cell table:formula="of:=SUM([.J39]+[.L39])" ns41:value-type="float" table:style-name="ce50" office:value-type="float" office:value="33896">
            <text:p>33896</text:p>
          </table:table-cell>
          <table:table-cell ns41:value-type="float" table:style-name="ce50" office:value="437" office:value-type="float">
            <text:p>437</text:p>
          </table:table-cell>
          <table:table-cell ns41:value-type="float" table:style-name="ce74" office:value="319" office:value-type="float">
            <text:p>3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38:.D39])" ns41:value-type="float" table:style-name="ce35" office:value-type="float" office:value="35687">
            <text:p>35687</text:p>
          </table:table-cell>
          <table:table-cell table:formula="of:=SUM([.E38:.E39])" ns41:value-type="float" table:style-name="ce50" office:value-type="float" office:value="1098">
            <text:p>1098</text:p>
          </table:table-cell>
          <table:table-cell table:formula="of:=SUM([.F38:.F39])" ns41:value-type="float" table:style-name="ce50" office:value-type="float" office:value="36">
            <text:p>36</text:p>
          </table:table-cell>
          <table:table-cell table:formula="of:=SUM([.G38:.G39])" ns41:value-type="float" table:style-name="ce50" office:value-type="float" office:value="100">
            <text:p>100</text:p>
          </table:table-cell>
          <table:table-cell table:formula="of:=SUM([.H38:.H39])" ns41:value-type="float" table:style-name="ce50" office:value-type="float" office:value="0">
            <text:p>0</text:p>
          </table:table-cell>
          <table:table-cell table:formula="of:=SUM([.I38:.I39])" ns41:value-type="float" table:style-name="ce50" office:value-type="float" office:value="89709">
            <text:p>89709</text:p>
          </table:table-cell>
          <table:table-cell table:formula="of:=SUM([.J38:.J39])" ns41:value-type="float" table:style-name="ce50" office:value-type="float" office:value="94622">
            <text:p>94622</text:p>
          </table:table-cell>
          <table:table-cell table:formula="of:=SUM([.K38:.K39])" ns41:value-type="float" table:style-name="ce50" office:value-type="float" office:value="2845">
            <text:p>2845</text:p>
          </table:table-cell>
          <table:table-cell table:formula="of:=SUM([.L38:.L39])" ns41:value-type="float" table:style-name="ce50" office:value-type="float" office:value="1415">
            <text:p>1415</text:p>
          </table:table-cell>
          <table:table-cell table:formula="of:=SUM([.M38:.M39])" ns41:value-type="float" table:style-name="ce50" office:value-type="float" office:value="92554">
            <text:p>92554</text:p>
          </table:table-cell>
          <table:table-cell table:formula="of:=SUM([.N38:.N39])" ns41:value-type="float" table:style-name="ce50" office:value-type="float" office:value="96037">
            <text:p>96037</text:p>
          </table:table-cell>
          <table:table-cell table:formula="of:=SUM([.O38:.O39])" ns41:value-type="float" table:style-name="ce50" office:value-type="float" office:value="2036">
            <text:p>2036</text:p>
          </table:table-cell>
          <table:table-cell table:formula="of:=SUM([.P38:.P39])" ns41:value-type="float" table:style-name="ce74" office:value-type="float" office:value="1199">
            <text:p>119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ns41:value-type="float" table:style-name="ce50" office:value="31" office:value-type="float">
            <text:p>31</text:p>
          </table:table-cell>
          <table:table-cell ns41:value-type="float" table:style-name="ce50" office:value="13" office:value-type="float">
            <text:p>13</text:p>
          </table:table-cell>
          <table:table-cell table:formula="of:=SUM([.I41]+[.K41])" ns41:value-type="float" table:style-name="ce50" office:value-type="float" office:value="31">
            <text:p>31</text:p>
          </table:table-cell>
          <table:table-cell table:formula="of:=SUM([.J41]+[.L41])" ns41:value-type="float" table:style-name="ce50" office:value-type="float" office:value="13">
            <text:p>13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40:.D41])" ns41:value-type="float" table:style-name="ce35" office:value-type="float" office:value="35687">
            <text:p>35687</text:p>
          </table:table-cell>
          <table:table-cell table:formula="of:=SUM([.E40:.E41])" ns41:value-type="float" table:style-name="ce50" office:value-type="float" office:value="1098">
            <text:p>1098</text:p>
          </table:table-cell>
          <table:table-cell table:formula="of:=SUM([.F40:.F41])" ns41:value-type="float" table:style-name="ce50" office:value-type="float" office:value="36">
            <text:p>36</text:p>
          </table:table-cell>
          <table:table-cell table:formula="of:=SUM([.G40:.G41])" ns41:value-type="float" table:style-name="ce50" office:value-type="float" office:value="100">
            <text:p>100</text:p>
          </table:table-cell>
          <table:table-cell table:formula="of:=SUM([.H40:.H41])" ns41:value-type="float" table:style-name="ce50" office:value-type="float" office:value="0">
            <text:p>0</text:p>
          </table:table-cell>
          <table:table-cell table:formula="of:=SUM([.I40:.I41])" ns41:value-type="float" table:style-name="ce50" office:value-type="float" office:value="89709">
            <text:p>89709</text:p>
          </table:table-cell>
          <table:table-cell table:formula="of:=SUM([.J40:.J41])" ns41:value-type="float" table:style-name="ce50" office:value-type="float" office:value="94622">
            <text:p>94622</text:p>
          </table:table-cell>
          <table:table-cell table:formula="of:=SUM([.K40:.K41])" ns41:value-type="float" table:style-name="ce50" office:value-type="float" office:value="2876">
            <text:p>2876</text:p>
          </table:table-cell>
          <table:table-cell table:formula="of:=SUM([.L40:.L41])" ns41:value-type="float" table:style-name="ce50" office:value-type="float" office:value="1428">
            <text:p>1428</text:p>
          </table:table-cell>
          <table:table-cell table:formula="of:=SUM([.M40:.M41])" ns41:value-type="float" table:style-name="ce50" office:value-type="float" office:value="92585">
            <text:p>92585</text:p>
          </table:table-cell>
          <table:table-cell table:formula="of:=SUM([.N40:.N41])" ns41:value-type="float" table:style-name="ce50" office:value-type="float" office:value="96050">
            <text:p>96050</text:p>
          </table:table-cell>
          <table:table-cell table:formula="of:=SUM([.O40:.O41])" ns41:value-type="float" table:style-name="ce50" office:value-type="float" office:value="2036">
            <text:p>2036</text:p>
          </table:table-cell>
          <table:table-cell table:formula="of:=SUM([.P40:.P41])" ns41:value-type="float" table:style-name="ce74" office:value-type="float" office:value="1199">
            <text:p>119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35"/>
          <table:table-cell table:style-name="ce50" table:number-columns-repeated="3"/>
          <table:table-cell ns41:value-type="float" table:style-name="ce50" office:value="308" office:value-type="float">
            <text:p>308</text:p>
          </table:table-cell>
          <table:table-cell table:style-name="ce50" table:number-columns-repeated="4"/>
          <table:table-cell table:formula="of:=SUM([.I43]+[.K43])" ns41:value-type="float" table:style-name="ce50" office:value-type="float" office:value="0">
            <text:p>0</text:p>
          </table:table-cell>
          <table:table-cell table:formula="of:=SUM([.J43]+[.L43])" ns41:value-type="float" table:style-name="ce50" office:value-type="float" office:value="0">
            <text:p>0</text:p>
          </table:table-cell>
          <table:table-cell ns41:value-type="float" table:style-name="ce50" office:value="1555" office:value-type="float">
            <text:p>1555</text:p>
          </table:table-cell>
          <table:table-cell ns41:value-type="float" table:style-name="ce74" office:value="308" office:value-type="float">
            <text:p>30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ce8" office:value-type="string">
            <text:p>Utrecht</text:p>
          </table:table-cell>
          <table:table-cell ns41:value-type="string" table:style-name="ce20" office:value-type="string">
            <text:p>Kom</text:p>
          </table:table-cell>
          <table:table-cell table:style-name="Default"/>
          <table:table-cell ns41:value-type="float" table:style-name="ce35" office:value="22840" office:value-type="float">
            <text:p>22840</text:p>
          </table:table-cell>
          <table:table-cell ns41:value-type="float" table:style-name="ce50" office:value="776" office:value-type="float">
            <text:p>776</text:p>
          </table:table-cell>
          <table:table-cell ns41:value-type="float" table:style-name="ce50" office:value="173" office:value-type="float">
            <text:p>173</text:p>
          </table:table-cell>
          <table:table-cell ns41:value-type="float" table:style-name="ce50" office:value="68" office:value-type="float">
            <text:p>68</text:p>
          </table:table-cell>
          <table:table-cell table:style-name="ce50"/>
          <table:table-cell ns41:value-type="float" table:style-name="ce50" office:value="52691" office:value-type="float">
            <text:p>52691</text:p>
          </table:table-cell>
          <table:table-cell ns41:value-type="float" table:style-name="ce50" office:value="59489" office:value-type="float">
            <text:p>59489</text:p>
          </table:table-cell>
          <table:table-cell ns41:value-type="float" table:style-name="ce50" office:value="2252" office:value-type="float">
            <text:p>2252</text:p>
          </table:table-cell>
          <table:table-cell ns41:value-type="float" table:style-name="ce50" office:value="1587" office:value-type="float">
            <text:p>1587</text:p>
          </table:table-cell>
          <table:table-cell table:formula="of:=SUM([.I44]+[.K44])" ns41:value-type="float" table:style-name="ce50" office:value-type="float" office:value="54943">
            <text:p>54943</text:p>
          </table:table-cell>
          <table:table-cell table:formula="of:=SUM([.J44]+[.L44])" ns41:value-type="float" table:style-name="ce50" office:value-type="float" office:value="61076">
            <text:p>61076</text:p>
          </table:table-cell>
          <table:table-cell ns41:value-type="float" table:style-name="ce50" office:value="2384" office:value-type="float">
            <text:p>2384</text:p>
          </table:table-cell>
          <table:table-cell ns41:value-type="float" table:style-name="ce74" office:value="1424" office:value-type="float">
            <text:p>142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ns41:value-type="float" table:style-name="ce36" office:value="15401" office:value-type="float">
            <text:p>15401</text:p>
          </table:table-cell>
          <table:table-cell ns41:value-type="float" table:style-name="ce50" office:value="514" office:value-type="float">
            <text:p>514</text:p>
          </table:table-cell>
          <table:table-cell ns41:value-type="float" table:style-name="ce50" office:value="4" office:value-type="float">
            <text:p>4</text:p>
          </table:table-cell>
          <table:table-cell ns41:value-type="float" table:style-name="ce50" office:value="113" office:value-type="float">
            <text:p>113</text:p>
          </table:table-cell>
          <table:table-cell table:style-name="ce50"/>
          <table:table-cell ns41:value-type="float" table:style-name="ce50" office:value="37851" office:value-type="float">
            <text:p>37851</text:p>
          </table:table-cell>
          <table:table-cell ns41:value-type="float" table:style-name="ce50" office:value="35587" office:value-type="float">
            <text:p>35587</text:p>
          </table:table-cell>
          <table:table-cell ns41:value-type="float" table:style-name="ce50" office:value="1231" office:value-type="float">
            <text:p>1231</text:p>
          </table:table-cell>
          <table:table-cell ns41:value-type="float" table:style-name="ce50" office:value="912" office:value-type="float">
            <text:p>912</text:p>
          </table:table-cell>
          <table:table-cell table:formula="of:=SUM([.I45]+[.K45])" ns41:value-type="float" table:style-name="ce50" office:value-type="float" office:value="39082">
            <text:p>39082</text:p>
          </table:table-cell>
          <table:table-cell table:formula="of:=SUM([.J45]+[.L45])" ns41:value-type="float" table:style-name="ce50" office:value-type="float" office:value="36499">
            <text:p>36499</text:p>
          </table:table-cell>
          <table:table-cell ns41:value-type="float" table:style-name="ce50" office:value="750" office:value-type="float">
            <text:p>750</text:p>
          </table:table-cell>
          <table:table-cell ns41:value-type="float" table:style-name="ce74" office:value="568" office:value-type="float">
            <text:p>5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44:.D45])" ns41:value-type="float" table:style-name="ce36" office:value-type="float" office:value="38241">
            <text:p>38241</text:p>
          </table:table-cell>
          <table:table-cell table:formula="of:=SUM([.E44:.E45])" ns41:value-type="float" table:style-name="ce50" office:value-type="float" office:value="1290">
            <text:p>1290</text:p>
          </table:table-cell>
          <table:table-cell table:formula="of:=SUM([.F44:.F45])" ns41:value-type="float" table:style-name="ce50" office:value-type="float" office:value="177">
            <text:p>177</text:p>
          </table:table-cell>
          <table:table-cell table:formula="of:=SUM([.G44:.G45])" ns41:value-type="float" table:style-name="ce50" office:value-type="float" office:value="181">
            <text:p>181</text:p>
          </table:table-cell>
          <table:table-cell table:formula="of:=SUM([.H44:.H45])" ns41:value-type="float" table:style-name="ce50" office:value-type="float" office:value="0">
            <text:p>0</text:p>
          </table:table-cell>
          <table:table-cell table:formula="of:=SUM([.I44:.I45])" ns41:value-type="float" table:style-name="ce50" office:value-type="float" office:value="90542">
            <text:p>90542</text:p>
          </table:table-cell>
          <table:table-cell table:formula="of:=SUM([.J44:.J45])" ns41:value-type="float" table:style-name="ce50" office:value-type="float" office:value="95076">
            <text:p>95076</text:p>
          </table:table-cell>
          <table:table-cell table:formula="of:=SUM([.K44:.K45])" ns41:value-type="float" table:style-name="ce50" office:value-type="float" office:value="3483">
            <text:p>3483</text:p>
          </table:table-cell>
          <table:table-cell table:formula="of:=SUM([.L44:.L45])" ns41:value-type="float" table:style-name="ce50" office:value-type="float" office:value="2499">
            <text:p>2499</text:p>
          </table:table-cell>
          <table:table-cell table:formula="of:=SUM([.M44:.M45])" ns41:value-type="float" table:style-name="ce50" office:value-type="float" office:value="94025">
            <text:p>94025</text:p>
          </table:table-cell>
          <table:table-cell table:formula="of:=SUM([.N44:.N45])" ns41:value-type="float" table:style-name="ce50" office:value-type="float" office:value="97575">
            <text:p>97575</text:p>
          </table:table-cell>
          <table:table-cell table:formula="of:=SUM([.O44:.O45])" ns41:value-type="float" table:style-name="ce50" office:value-type="float" office:value="3134">
            <text:p>3134</text:p>
          </table:table-cell>
          <table:table-cell table:formula="of:=SUM([.P44:.P45])" ns41:value-type="float" table:style-name="ce74" office:value-type="float" office:value="1992">
            <text:p>199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7"/>
          <table:table-cell table:style-name="ce50" table:number-columns-repeated="6"/>
          <table:table-cell ns41:value-type="float" table:style-name="ce50" office:value="62" office:value-type="float">
            <text:p>62</text:p>
          </table:table-cell>
          <table:table-cell ns41:value-type="float" table:style-name="ce50" office:value="17" office:value-type="float">
            <text:p>17</text:p>
          </table:table-cell>
          <table:table-cell table:formula="of:=SUM([.I47]+[.K47])" ns41:value-type="float" table:style-name="ce50" office:value-type="float" office:value="62">
            <text:p>62</text:p>
          </table:table-cell>
          <table:table-cell table:formula="of:=SUM([.J47]+[.L47])" ns41:value-type="float" table:style-name="ce50" office:value-type="float" office:value="17">
            <text:p>17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46:.D47])" ns41:value-type="float" table:style-name="ce36" office:value-type="float" office:value="38241">
            <text:p>38241</text:p>
          </table:table-cell>
          <table:table-cell table:formula="of:=SUM([.E46:.E47])" ns41:value-type="float" table:style-name="ce50" office:value-type="float" office:value="1290">
            <text:p>1290</text:p>
          </table:table-cell>
          <table:table-cell table:formula="of:=SUM([.F46:.F47])" ns41:value-type="float" table:style-name="ce50" office:value-type="float" office:value="177">
            <text:p>177</text:p>
          </table:table-cell>
          <table:table-cell table:formula="of:=SUM([.G46:.G47])" ns41:value-type="float" table:style-name="ce50" office:value-type="float" office:value="181">
            <text:p>181</text:p>
          </table:table-cell>
          <table:table-cell table:formula="of:=SUM([.H46:.H47])" ns41:value-type="float" table:style-name="ce50" office:value-type="float" office:value="0">
            <text:p>0</text:p>
          </table:table-cell>
          <table:table-cell table:formula="of:=SUM([.I46:.I47])" ns41:value-type="float" table:style-name="ce50" office:value-type="float" office:value="90542">
            <text:p>90542</text:p>
          </table:table-cell>
          <table:table-cell table:formula="of:=SUM([.J46:.J47])" ns41:value-type="float" table:style-name="ce50" office:value-type="float" office:value="95076">
            <text:p>95076</text:p>
          </table:table-cell>
          <table:table-cell table:formula="of:=SUM([.K46:.K47])" ns41:value-type="float" table:style-name="ce50" office:value-type="float" office:value="3545">
            <text:p>3545</text:p>
          </table:table-cell>
          <table:table-cell table:formula="of:=SUM([.L46:.L47])" ns41:value-type="float" table:style-name="ce50" office:value-type="float" office:value="2516">
            <text:p>2516</text:p>
          </table:table-cell>
          <table:table-cell table:formula="of:=SUM([.M46:.M47])" ns41:value-type="float" table:style-name="ce50" office:value-type="float" office:value="94087">
            <text:p>94087</text:p>
          </table:table-cell>
          <table:table-cell table:formula="of:=SUM([.N46:.N47])" ns41:value-type="float" table:style-name="ce50" office:value-type="float" office:value="97592">
            <text:p>97592</text:p>
          </table:table-cell>
          <table:table-cell table:formula="of:=SUM([.O46:.O47])" ns41:value-type="float" table:style-name="ce50" office:value-type="float" office:value="3134">
            <text:p>3134</text:p>
          </table:table-cell>
          <table:table-cell table:formula="of:=SUM([.P46:.P47])" ns41:value-type="float" table:style-name="ce74" office:value-type="float" office:value="1992">
            <text:p>199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35"/>
          <table:table-cell table:style-name="ce50" table:number-columns-repeated="3"/>
          <table:table-cell ns41:value-type="float" table:style-name="ce50" office:value="158" office:value-type="float">
            <text:p>158</text:p>
          </table:table-cell>
          <table:table-cell table:style-name="ce50" table:number-columns-repeated="4"/>
          <table:table-cell table:formula="of:=SUM([.I49]+[.K49])" ns41:value-type="float" table:style-name="ce50" office:value-type="float" office:value="0">
            <text:p>0</text:p>
          </table:table-cell>
          <table:table-cell table:formula="of:=SUM([.J49]+[.L49])" ns41:value-type="float" table:style-name="ce50" office:value-type="float" office:value="0">
            <text:p>0</text:p>
          </table:table-cell>
          <table:table-cell ns41:value-type="float" table:style-name="ce50" office:value="364" office:value-type="float">
            <text:p>364</text:p>
          </table:table-cell>
          <table:table-cell ns41:value-type="float" table:style-name="ce74" office:value="320" office:value-type="float">
            <text:p>32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ce8" office:value-type="string">
            <text:p>Friesland</text:p>
          </table:table-cell>
          <table:table-cell ns41:value-type="string" table:style-name="ce20" office:value-type="string">
            <text:p>Kom</text:p>
          </table:table-cell>
          <table:table-cell table:style-name="Default"/>
          <table:table-cell ns41:value-type="float" table:style-name="ce35" office:value="39714" office:value-type="float">
            <text:p>39714</text:p>
          </table:table-cell>
          <table:table-cell ns41:value-type="float" table:style-name="ce50" office:value="640" office:value-type="float">
            <text:p>640</text:p>
          </table:table-cell>
          <table:table-cell ns41:value-type="float" table:style-name="ce50" office:value="58" office:value-type="float">
            <text:p>58</text:p>
          </table:table-cell>
          <table:table-cell ns41:value-type="float" table:style-name="ce50" office:value="1048" office:value-type="float">
            <text:p>1048</text:p>
          </table:table-cell>
          <table:table-cell table:style-name="ce50"/>
          <table:table-cell ns41:value-type="float" table:style-name="ce50" office:value="85155" office:value-type="float">
            <text:p>85155</text:p>
          </table:table-cell>
          <table:table-cell ns41:value-type="float" table:style-name="ce50" office:value="92776" office:value-type="float">
            <text:p>92776</text:p>
          </table:table-cell>
          <table:table-cell ns41:value-type="float" table:style-name="ce50" office:value="2988" office:value-type="float">
            <text:p>2988</text:p>
          </table:table-cell>
          <table:table-cell ns41:value-type="float" table:style-name="ce50" office:value="1801" office:value-type="float">
            <text:p>1801</text:p>
          </table:table-cell>
          <table:table-cell table:formula="of:=SUM([.I50]+[.K50])" ns41:value-type="float" table:style-name="ce50" office:value-type="float" office:value="88143">
            <text:p>88143</text:p>
          </table:table-cell>
          <table:table-cell table:formula="of:=SUM([.J50]+[.L50])" ns41:value-type="float" table:style-name="ce50" office:value-type="float" office:value="94577">
            <text:p>94577</text:p>
          </table:table-cell>
          <table:table-cell ns41:value-type="float" table:style-name="ce50" office:value="2329" office:value-type="float">
            <text:p>2329</text:p>
          </table:table-cell>
          <table:table-cell ns41:value-type="float" table:style-name="ce74" office:value="1428" office:value-type="float">
            <text:p>142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ns41:value-type="float" table:style-name="ce35" office:value="29094" office:value-type="float">
            <text:p>29094</text:p>
          </table:table-cell>
          <table:table-cell ns41:value-type="float" table:style-name="ce50" office:value="491" office:value-type="float">
            <text:p>491</text:p>
          </table:table-cell>
          <table:table-cell ns41:value-type="float" table:style-name="ce50" office:value="6" office:value-type="float">
            <text:p>6</text:p>
          </table:table-cell>
          <table:table-cell ns41:value-type="float" table:style-name="ce50" office:value="1430" office:value-type="float">
            <text:p>1430</text:p>
          </table:table-cell>
          <table:table-cell table:style-name="ce50"/>
          <table:table-cell ns41:value-type="float" table:style-name="ce50" office:value="71136" office:value-type="float">
            <text:p>71136</text:p>
          </table:table-cell>
          <table:table-cell ns41:value-type="float" table:style-name="ce50" office:value="67977" office:value-type="float">
            <text:p>67977</text:p>
          </table:table-cell>
          <table:table-cell ns41:value-type="float" table:style-name="ce50" office:value="4234" office:value-type="float">
            <text:p>4234</text:p>
          </table:table-cell>
          <table:table-cell ns41:value-type="float" table:style-name="ce50" office:value="3399" office:value-type="float">
            <text:p>3399</text:p>
          </table:table-cell>
          <table:table-cell table:formula="of:=SUM([.I51]+[.K51])" ns41:value-type="float" table:style-name="ce50" office:value-type="float" office:value="75370">
            <text:p>75370</text:p>
          </table:table-cell>
          <table:table-cell table:formula="of:=SUM([.J51]+[.L51])" ns41:value-type="float" table:style-name="ce50" office:value-type="float" office:value="71376">
            <text:p>71376</text:p>
          </table:table-cell>
          <table:table-cell ns41:value-type="float" table:style-name="ce50" office:value="1006" office:value-type="float">
            <text:p>1006</text:p>
          </table:table-cell>
          <table:table-cell ns41:value-type="float" table:style-name="ce74" office:value="766" office:value-type="float">
            <text:p>76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50:.D51])" ns41:value-type="float" table:style-name="ce35" office:value-type="float" office:value="68808">
            <text:p>68808</text:p>
          </table:table-cell>
          <table:table-cell table:formula="of:=SUM([.E50:.E51])" ns41:value-type="float" table:style-name="ce50" office:value-type="float" office:value="1131">
            <text:p>1131</text:p>
          </table:table-cell>
          <table:table-cell table:formula="of:=SUM([.F50:.F51])" ns41:value-type="float" table:style-name="ce50" office:value-type="float" office:value="64">
            <text:p>64</text:p>
          </table:table-cell>
          <table:table-cell table:formula="of:=SUM([.G50:.G51])" ns41:value-type="float" table:style-name="ce50" office:value-type="float" office:value="2478">
            <text:p>2478</text:p>
          </table:table-cell>
          <table:table-cell table:formula="of:=SUM([.H50:.H51])" ns41:value-type="float" table:style-name="ce50" office:value-type="float" office:value="0">
            <text:p>0</text:p>
          </table:table-cell>
          <table:table-cell table:formula="of:=SUM([.I50:.I51])" ns41:value-type="float" table:style-name="ce50" office:value-type="float" office:value="156291">
            <text:p>156291</text:p>
          </table:table-cell>
          <table:table-cell table:formula="of:=SUM([.J50:.J51])" ns41:value-type="float" table:style-name="ce50" office:value-type="float" office:value="160753">
            <text:p>160753</text:p>
          </table:table-cell>
          <table:table-cell table:formula="of:=SUM([.K50:.K51])" ns41:value-type="float" table:style-name="ce50" office:value-type="float" office:value="7222">
            <text:p>7222</text:p>
          </table:table-cell>
          <table:table-cell table:formula="of:=SUM([.L50:.L51])" ns41:value-type="float" table:style-name="ce50" office:value-type="float" office:value="5200">
            <text:p>5200</text:p>
          </table:table-cell>
          <table:table-cell table:formula="of:=SUM([.M50:.M51])" ns41:value-type="float" table:style-name="ce50" office:value-type="float" office:value="163513">
            <text:p>163513</text:p>
          </table:table-cell>
          <table:table-cell table:formula="of:=SUM([.N50:.N51])" ns41:value-type="float" table:style-name="ce50" office:value-type="float" office:value="165953">
            <text:p>165953</text:p>
          </table:table-cell>
          <table:table-cell table:formula="of:=SUM([.O50:.O51])" ns41:value-type="float" table:style-name="ce50" office:value-type="float" office:value="3335">
            <text:p>3335</text:p>
          </table:table-cell>
          <table:table-cell table:formula="of:=SUM([.P50:.P51])" ns41:value-type="float" table:style-name="ce74" office:value-type="float" office:value="2194">
            <text:p>21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ns41:value-type="float" table:style-name="ce50" office:value="239" office:value-type="float">
            <text:p>239</text:p>
          </table:table-cell>
          <table:table-cell ns41:value-type="float" table:style-name="ce50" office:value="172" office:value-type="float">
            <text:p>172</text:p>
          </table:table-cell>
          <table:table-cell table:formula="of:=SUM([.I53]+[.K53])" ns41:value-type="float" table:style-name="ce50" office:value-type="float" office:value="239">
            <text:p>239</text:p>
          </table:table-cell>
          <table:table-cell table:formula="of:=SUM([.J53]+[.L53])" ns41:value-type="float" table:style-name="ce50" office:value-type="float" office:value="172">
            <text:p>172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52:.D53])" ns41:value-type="float" table:style-name="ce35" office:value-type="float" office:value="68808">
            <text:p>68808</text:p>
          </table:table-cell>
          <table:table-cell table:formula="of:=SUM([.E52:.E53])" ns41:value-type="float" table:style-name="ce50" office:value-type="float" office:value="1131">
            <text:p>1131</text:p>
          </table:table-cell>
          <table:table-cell table:formula="of:=SUM([.F52:.F53])" ns41:value-type="float" table:style-name="ce50" office:value-type="float" office:value="64">
            <text:p>64</text:p>
          </table:table-cell>
          <table:table-cell table:formula="of:=SUM([.G52:.G53])" ns41:value-type="float" table:style-name="ce50" office:value-type="float" office:value="2478">
            <text:p>2478</text:p>
          </table:table-cell>
          <table:table-cell table:formula="of:=SUM([.H52:.H53])" ns41:value-type="float" table:style-name="ce50" office:value-type="float" office:value="0">
            <text:p>0</text:p>
          </table:table-cell>
          <table:table-cell table:formula="of:=SUM([.I52:.I53])" ns41:value-type="float" table:style-name="ce50" office:value-type="float" office:value="156291">
            <text:p>156291</text:p>
          </table:table-cell>
          <table:table-cell table:formula="of:=SUM([.J52:.J53])" ns41:value-type="float" table:style-name="ce50" office:value-type="float" office:value="160753">
            <text:p>160753</text:p>
          </table:table-cell>
          <table:table-cell table:formula="of:=SUM([.K52:.K53])" ns41:value-type="float" table:style-name="ce50" office:value-type="float" office:value="7461">
            <text:p>7461</text:p>
          </table:table-cell>
          <table:table-cell table:formula="of:=SUM([.L52:.L53])" ns41:value-type="float" table:style-name="ce50" office:value-type="float" office:value="5372">
            <text:p>5372</text:p>
          </table:table-cell>
          <table:table-cell table:formula="of:=SUM([.M52:.M53])" ns41:value-type="float" table:style-name="ce50" office:value-type="float" office:value="163752">
            <text:p>163752</text:p>
          </table:table-cell>
          <table:table-cell table:formula="of:=SUM([.N52:.N53])" ns41:value-type="float" table:style-name="ce50" office:value-type="float" office:value="166125">
            <text:p>166125</text:p>
          </table:table-cell>
          <table:table-cell table:formula="of:=SUM([.O52:.O53])" ns41:value-type="float" table:style-name="ce50" office:value-type="float" office:value="3335">
            <text:p>3335</text:p>
          </table:table-cell>
          <table:table-cell table:formula="of:=SUM([.P52:.P53])" ns41:value-type="float" table:style-name="ce74" office:value-type="float" office:value="2194">
            <text:p>21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35"/>
          <table:table-cell table:style-name="ce50" table:number-columns-repeated="3"/>
          <table:table-cell ns41:value-type="float" table:style-name="ce50" office:value="1434" office:value-type="float">
            <text:p>1434</text:p>
          </table:table-cell>
          <table:table-cell table:style-name="ce50" table:number-columns-repeated="4"/>
          <table:table-cell table:formula="of:=SUM([.I55]+[.K55])" ns41:value-type="float" table:style-name="ce50" office:value-type="float" office:value="0">
            <text:p>0</text:p>
          </table:table-cell>
          <table:table-cell table:formula="of:=SUM([.J55]+[.L55])" ns41:value-type="float" table:style-name="ce50" office:value-type="float" office:value="0">
            <text:p>0</text:p>
          </table:table-cell>
          <table:table-cell ns41:value-type="float" table:style-name="ce50" office:value="3243" office:value-type="float">
            <text:p>3243</text:p>
          </table:table-cell>
          <table:table-cell ns41:value-type="float" table:style-name="ce74" office:value="2869" office:value-type="float">
            <text:p>28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ns41:value-type="string" table:style-name="ce8" office:value-type="string">
            <text:p>Overijssel</text:p>
          </table:table-cell>
          <table:table-cell ns41:value-type="string" table:style-name="ce20" office:value-type="string">
            <text:p>Kom</text:p>
          </table:table-cell>
          <table:table-cell table:style-name="Default"/>
          <table:table-cell ns41:value-type="float" table:style-name="ce35" office:value="23754" office:value-type="float">
            <text:p>23754</text:p>
          </table:table-cell>
          <table:table-cell ns41:value-type="float" table:style-name="ce50" office:value="594" office:value-type="float">
            <text:p>594</text:p>
          </table:table-cell>
          <table:table-cell ns41:value-type="float" table:style-name="ce50" office:value="83" office:value-type="float">
            <text:p>83</text:p>
          </table:table-cell>
          <table:table-cell ns41:value-type="float" table:style-name="ce50" office:value="476" office:value-type="float">
            <text:p>476</text:p>
          </table:table-cell>
          <table:table-cell table:style-name="ce50"/>
          <table:table-cell ns41:value-type="float" table:style-name="ce50" office:value="55695" office:value-type="float">
            <text:p>55695</text:p>
          </table:table-cell>
          <table:table-cell ns41:value-type="float" table:style-name="ce50" office:value="58211" office:value-type="float">
            <text:p>58211</text:p>
          </table:table-cell>
          <table:table-cell ns41:value-type="float" table:style-name="ce50" office:value="2974" office:value-type="float">
            <text:p>2974</text:p>
          </table:table-cell>
          <table:table-cell ns41:value-type="float" table:style-name="ce50" office:value="1810" office:value-type="float">
            <text:p>1810</text:p>
          </table:table-cell>
          <table:table-cell table:formula="of:=SUM([.I56]+[.K56])" ns41:value-type="float" table:style-name="ce50" office:value-type="float" office:value="58669">
            <text:p>58669</text:p>
          </table:table-cell>
          <table:table-cell table:formula="of:=SUM([.J56]+[.L56])" ns41:value-type="float" table:style-name="ce50" office:value-type="float" office:value="60021">
            <text:p>60021</text:p>
          </table:table-cell>
          <table:table-cell ns41:value-type="float" table:style-name="ce50" office:value="1753" office:value-type="float">
            <text:p>1753</text:p>
          </table:table-cell>
          <table:table-cell ns41:value-type="float" table:style-name="ce74" office:value="1115" office:value-type="float">
            <text:p>111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ns41:value-type="float" table:style-name="ce35" office:value="29454" office:value-type="float">
            <text:p>29454</text:p>
          </table:table-cell>
          <table:table-cell ns41:value-type="float" table:style-name="ce50" office:value="959" office:value-type="float">
            <text:p>959</text:p>
          </table:table-cell>
          <table:table-cell ns41:value-type="float" table:style-name="ce50" office:value="51" office:value-type="float">
            <text:p>51</text:p>
          </table:table-cell>
          <table:table-cell ns41:value-type="float" table:style-name="ce50" office:value="392" office:value-type="float">
            <text:p>392</text:p>
          </table:table-cell>
          <table:table-cell table:style-name="ce50"/>
          <table:table-cell ns41:value-type="float" table:style-name="ce50" office:value="78200" office:value-type="float">
            <text:p>78200</text:p>
          </table:table-cell>
          <table:table-cell ns41:value-type="float" table:style-name="ce50" office:value="72054" office:value-type="float">
            <text:p>72054</text:p>
          </table:table-cell>
          <table:table-cell ns41:value-type="float" table:style-name="ce50" office:value="2786" office:value-type="float">
            <text:p>2786</text:p>
          </table:table-cell>
          <table:table-cell ns41:value-type="float" table:style-name="ce50" office:value="2210" office:value-type="float">
            <text:p>2210</text:p>
          </table:table-cell>
          <table:table-cell table:formula="of:=SUM([.I57]+[.K57])" ns41:value-type="float" table:style-name="ce50" office:value-type="float" office:value="80986">
            <text:p>80986</text:p>
          </table:table-cell>
          <table:table-cell table:formula="of:=SUM([.J57]+[.L57])" ns41:value-type="float" table:style-name="ce50" office:value-type="float" office:value="74264">
            <text:p>74264</text:p>
          </table:table-cell>
          <table:table-cell ns41:value-type="float" table:style-name="ce50" office:value="1675" office:value-type="float">
            <text:p>1675</text:p>
          </table:table-cell>
          <table:table-cell ns41:value-type="float" table:style-name="ce74" office:value="1601" office:value-type="float">
            <text:p>160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56:.D57])" ns41:value-type="float" table:style-name="ce35" office:value-type="float" office:value="53208">
            <text:p>53208</text:p>
          </table:table-cell>
          <table:table-cell table:formula="of:=SUM([.E56:.E57])" ns41:value-type="float" table:style-name="ce50" office:value-type="float" office:value="1553">
            <text:p>1553</text:p>
          </table:table-cell>
          <table:table-cell table:formula="of:=SUM([.F56:.F57])" ns41:value-type="float" table:style-name="ce50" office:value-type="float" office:value="134">
            <text:p>134</text:p>
          </table:table-cell>
          <table:table-cell table:formula="of:=SUM([.G56:.G57])" ns41:value-type="float" table:style-name="ce50" office:value-type="float" office:value="868">
            <text:p>868</text:p>
          </table:table-cell>
          <table:table-cell table:formula="of:=SUM([.H56:.H57])" ns41:value-type="float" table:style-name="ce50" office:value-type="float" office:value="0">
            <text:p>0</text:p>
          </table:table-cell>
          <table:table-cell table:formula="of:=SUM([.I56:.I57])" ns41:value-type="float" table:style-name="ce50" office:value-type="float" office:value="133895">
            <text:p>133895</text:p>
          </table:table-cell>
          <table:table-cell table:formula="of:=SUM([.J56:.J57])" ns41:value-type="float" table:style-name="ce50" office:value-type="float" office:value="130265">
            <text:p>130265</text:p>
          </table:table-cell>
          <table:table-cell table:formula="of:=SUM([.K56:.K57])" ns41:value-type="float" table:style-name="ce50" office:value-type="float" office:value="5760">
            <text:p>5760</text:p>
          </table:table-cell>
          <table:table-cell table:formula="of:=SUM([.L56:.L57])" ns41:value-type="float" table:style-name="ce50" office:value-type="float" office:value="4020">
            <text:p>4020</text:p>
          </table:table-cell>
          <table:table-cell table:formula="of:=SUM([.M56:.M57])" ns41:value-type="float" table:style-name="ce50" office:value-type="float" office:value="139655">
            <text:p>139655</text:p>
          </table:table-cell>
          <table:table-cell table:formula="of:=SUM([.N56:.N57])" ns41:value-type="float" table:style-name="ce50" office:value-type="float" office:value="134285">
            <text:p>134285</text:p>
          </table:table-cell>
          <table:table-cell table:formula="of:=SUM([.O56:.O57])" ns41:value-type="float" table:style-name="ce50" office:value-type="float" office:value="3428">
            <text:p>3428</text:p>
          </table:table-cell>
          <table:table-cell table:formula="of:=SUM([.P56:.P57])" ns41:value-type="float" table:style-name="ce74" office:value-type="float" office:value="2716">
            <text:p>271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ns41:value-type="float" table:style-name="ce50" office:value="117" office:value-type="float">
            <text:p>117</text:p>
          </table:table-cell>
          <table:table-cell ns41:value-type="float" table:style-name="ce50" office:value="79" office:value-type="float">
            <text:p>79</text:p>
          </table:table-cell>
          <table:table-cell table:formula="of:=SUM([.I59]+[.K59])" ns41:value-type="float" table:style-name="ce50" office:value-type="float" office:value="117">
            <text:p>117</text:p>
          </table:table-cell>
          <table:table-cell table:formula="of:=SUM([.J59]+[.L59])" ns41:value-type="float" table:style-name="ce50" office:value-type="float" office:value="79">
            <text:p>79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58:.D59])" ns41:value-type="float" table:style-name="ce35" office:value-type="float" office:value="53208">
            <text:p>53208</text:p>
          </table:table-cell>
          <table:table-cell table:formula="of:=SUM([.E58:.E59])" ns41:value-type="float" table:style-name="ce50" office:value-type="float" office:value="1553">
            <text:p>1553</text:p>
          </table:table-cell>
          <table:table-cell table:formula="of:=SUM([.F58:.F59])" ns41:value-type="float" table:style-name="ce50" office:value-type="float" office:value="134">
            <text:p>134</text:p>
          </table:table-cell>
          <table:table-cell table:formula="of:=SUM([.G58:.G59])" ns41:value-type="float" table:style-name="ce50" office:value-type="float" office:value="868">
            <text:p>868</text:p>
          </table:table-cell>
          <table:table-cell table:formula="of:=SUM([.H58:.H59])" ns41:value-type="float" table:style-name="ce50" office:value-type="float" office:value="0">
            <text:p>0</text:p>
          </table:table-cell>
          <table:table-cell table:formula="of:=SUM([.I58:.I59])" ns41:value-type="float" table:style-name="ce50" office:value-type="float" office:value="133895">
            <text:p>133895</text:p>
          </table:table-cell>
          <table:table-cell table:formula="of:=SUM([.J58:.J59])" ns41:value-type="float" table:style-name="ce50" office:value-type="float" office:value="130265">
            <text:p>130265</text:p>
          </table:table-cell>
          <table:table-cell table:formula="of:=SUM([.K58:.K59])" ns41:value-type="float" table:style-name="ce50" office:value-type="float" office:value="5877">
            <text:p>5877</text:p>
          </table:table-cell>
          <table:table-cell table:formula="of:=SUM([.L58:.L59])" ns41:value-type="float" table:style-name="ce50" office:value-type="float" office:value="4099">
            <text:p>4099</text:p>
          </table:table-cell>
          <table:table-cell table:formula="of:=SUM([.M58:.M59])" ns41:value-type="float" table:style-name="ce50" office:value-type="float" office:value="139772">
            <text:p>139772</text:p>
          </table:table-cell>
          <table:table-cell table:formula="of:=SUM([.N58:.N59])" ns41:value-type="float" table:style-name="ce50" office:value-type="float" office:value="134364">
            <text:p>134364</text:p>
          </table:table-cell>
          <table:table-cell table:formula="of:=SUM([.O58:.O59])" ns41:value-type="float" table:style-name="ce50" office:value-type="float" office:value="3428">
            <text:p>3428</text:p>
          </table:table-cell>
          <table:table-cell table:formula="of:=SUM([.P58:.P59])" ns41:value-type="float" table:style-name="ce74" office:value-type="float" office:value="2716">
            <text:p>271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35"/>
          <table:table-cell table:style-name="ce50" table:number-columns-repeated="3"/>
          <table:table-cell ns41:value-type="float" table:style-name="ce50" office:value="491" office:value-type="float">
            <text:p>491</text:p>
          </table:table-cell>
          <table:table-cell table:style-name="ce50" table:number-columns-repeated="4"/>
          <table:table-cell table:formula="of:=SUM([.I61]+[.K61])" ns41:value-type="float" table:style-name="ce50" office:value-type="float" office:value="0">
            <text:p>0</text:p>
          </table:table-cell>
          <table:table-cell table:formula="of:=SUM([.J61]+[.L61])" ns41:value-type="float" table:style-name="ce50" office:value-type="float" office:value="0">
            <text:p>0</text:p>
          </table:table-cell>
          <table:table-cell ns41:value-type="float" table:style-name="ce50" office:value="1071" office:value-type="float">
            <text:p>1071</text:p>
          </table:table-cell>
          <table:table-cell ns41:value-type="float" table:style-name="ce74" office:value="952" office:value-type="float">
            <text:p>95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ns41:value-type="string" table:style-name="ce8" office:value-type="string">
            <text:p>Groningen</text:p>
          </table:table-cell>
          <table:table-cell ns41:value-type="string" table:style-name="ce20" office:value-type="string">
            <text:p>Kom</text:p>
          </table:table-cell>
          <table:table-cell table:style-name="Default"/>
          <table:table-cell ns41:value-type="float" table:style-name="ce38" office:value="22319" office:value-type="float">
            <text:p>22319</text:p>
          </table:table-cell>
          <table:table-cell ns41:value-type="float" table:style-name="ce50" office:value="372" office:value-type="float">
            <text:p>372</text:p>
          </table:table-cell>
          <table:table-cell ns41:value-type="float" table:style-name="ce50" office:value="31" office:value-type="float">
            <text:p>31</text:p>
          </table:table-cell>
          <table:table-cell ns41:value-type="float" table:style-name="ce50" office:value="1180" office:value-type="float">
            <text:p>1180</text:p>
          </table:table-cell>
          <table:table-cell table:style-name="ce50"/>
          <table:table-cell ns41:value-type="float" table:style-name="ce50" office:value="62237" office:value-type="float">
            <text:p>62237</text:p>
          </table:table-cell>
          <table:table-cell ns41:value-type="float" table:style-name="ce50" office:value="69318" office:value-type="float">
            <text:p>69318</text:p>
          </table:table-cell>
          <table:table-cell ns41:value-type="float" table:style-name="ce50" office:value="3654" office:value-type="float">
            <text:p>3654</text:p>
          </table:table-cell>
          <table:table-cell ns41:value-type="float" table:style-name="ce50" office:value="2155" office:value-type="float">
            <text:p>2155</text:p>
          </table:table-cell>
          <table:table-cell table:formula="of:=SUM([.I62]+[.K62])" ns41:value-type="float" table:style-name="ce50" office:value-type="float" office:value="65891">
            <text:p>65891</text:p>
          </table:table-cell>
          <table:table-cell table:formula="of:=SUM([.J62]+[.L62])" ns41:value-type="float" table:style-name="ce50" office:value-type="float" office:value="71473">
            <text:p>71473</text:p>
          </table:table-cell>
          <table:table-cell ns41:value-type="float" table:style-name="ce50" office:value="1310" office:value-type="float">
            <text:p>1310</text:p>
          </table:table-cell>
          <table:table-cell ns41:value-type="float" table:style-name="ce74" office:value="848" office:value-type="float">
            <text:p>84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ns41:value-type="float" table:style-name="ce39" office:value="19744" office:value-type="float">
            <text:p>19744</text:p>
          </table:table-cell>
          <table:table-cell ns41:value-type="float" table:style-name="ce50" office:value="263" office:value-type="float">
            <text:p>263</text:p>
          </table:table-cell>
          <table:table-cell ns41:value-type="float" table:style-name="ce50" office:value="12" office:value-type="float">
            <text:p>12</text:p>
          </table:table-cell>
          <table:table-cell ns41:value-type="float" table:style-name="ce50" office:value="773" office:value-type="float">
            <text:p>773</text:p>
          </table:table-cell>
          <table:table-cell table:style-name="ce50"/>
          <table:table-cell ns41:value-type="float" table:style-name="ce50" office:value="56570" office:value-type="float">
            <text:p>56570</text:p>
          </table:table-cell>
          <table:table-cell ns41:value-type="float" table:style-name="ce50" office:value="55225" office:value-type="float">
            <text:p>55225</text:p>
          </table:table-cell>
          <table:table-cell ns41:value-type="float" table:style-name="ce50" office:value="2217" office:value-type="float">
            <text:p>2217</text:p>
          </table:table-cell>
          <table:table-cell ns41:value-type="float" table:style-name="ce50" office:value="1570" office:value-type="float">
            <text:p>1570</text:p>
          </table:table-cell>
          <table:table-cell table:formula="of:=SUM([.I63]+[.K63])" ns41:value-type="float" table:style-name="ce50" office:value-type="float" office:value="58787">
            <text:p>58787</text:p>
          </table:table-cell>
          <table:table-cell table:formula="of:=SUM([.J63]+[.L63])" ns41:value-type="float" table:style-name="ce50" office:value-type="float" office:value="56795">
            <text:p>56795</text:p>
          </table:table-cell>
          <table:table-cell ns41:value-type="float" table:style-name="ce50" office:value="607" office:value-type="float">
            <text:p>607</text:p>
          </table:table-cell>
          <table:table-cell ns41:value-type="float" table:style-name="ce74" office:value="403" office:value-type="float">
            <text:p>40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62:.D63])" ns41:value-type="float" table:style-name="ce40" office:value-type="float" office:value="42063">
            <text:p>42063</text:p>
          </table:table-cell>
          <table:table-cell table:formula="of:=SUM([.E62:.E63])" ns41:value-type="float" table:style-name="ce50" office:value-type="float" office:value="635">
            <text:p>635</text:p>
          </table:table-cell>
          <table:table-cell table:formula="of:=SUM([.F62:.F63])" ns41:value-type="float" table:style-name="ce50" office:value-type="float" office:value="43">
            <text:p>43</text:p>
          </table:table-cell>
          <table:table-cell table:formula="of:=SUM([.G62:.G63])" ns41:value-type="float" table:style-name="ce50" office:value-type="float" office:value="1953">
            <text:p>1953</text:p>
          </table:table-cell>
          <table:table-cell table:formula="of:=SUM([.H62:.H63])" ns41:value-type="float" table:style-name="ce50" office:value-type="float" office:value="0">
            <text:p>0</text:p>
          </table:table-cell>
          <table:table-cell table:formula="of:=SUM([.I62:.I63])" ns41:value-type="float" table:style-name="ce50" office:value-type="float" office:value="118807">
            <text:p>118807</text:p>
          </table:table-cell>
          <table:table-cell table:formula="of:=SUM([.J62:.J63])" ns41:value-type="float" table:style-name="ce50" office:value-type="float" office:value="124543">
            <text:p>124543</text:p>
          </table:table-cell>
          <table:table-cell table:formula="of:=SUM([.K62:.K63])" ns41:value-type="float" table:style-name="ce50" office:value-type="float" office:value="5871">
            <text:p>5871</text:p>
          </table:table-cell>
          <table:table-cell table:formula="of:=SUM([.L62:.L63])" ns41:value-type="float" table:style-name="ce50" office:value-type="float" office:value="3725">
            <text:p>3725</text:p>
          </table:table-cell>
          <table:table-cell table:formula="of:=SUM([.M62:.M63])" ns41:value-type="float" table:style-name="ce50" office:value-type="float" office:value="124678">
            <text:p>124678</text:p>
          </table:table-cell>
          <table:table-cell table:formula="of:=SUM([.N62:.N63])" ns41:value-type="float" table:style-name="ce50" office:value-type="float" office:value="128268">
            <text:p>128268</text:p>
          </table:table-cell>
          <table:table-cell table:formula="of:=SUM([.O62:.O63])" ns41:value-type="float" table:style-name="ce50" office:value-type="float" office:value="1917">
            <text:p>1917</text:p>
          </table:table-cell>
          <table:table-cell table:formula="of:=SUM([.P62:.P63])" ns41:value-type="float" table:style-name="ce74" office:value-type="float" office:value="1251">
            <text:p>125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7"/>
          <table:table-cell table:style-name="ce50" table:number-columns-repeated="6"/>
          <table:table-cell ns41:value-type="float" table:style-name="ce50" office:value="182" office:value-type="float">
            <text:p>182</text:p>
          </table:table-cell>
          <table:table-cell ns41:value-type="float" table:style-name="ce50" office:value="118" office:value-type="float">
            <text:p>118</text:p>
          </table:table-cell>
          <table:table-cell table:formula="of:=SUM([.I65]+[.K65])" ns41:value-type="float" table:style-name="ce50" office:value-type="float" office:value="182">
            <text:p>182</text:p>
          </table:table-cell>
          <table:table-cell table:formula="of:=SUM([.J65]+[.L65])" ns41:value-type="float" table:style-name="ce50" office:value-type="float" office:value="118">
            <text:p>118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64:.D65])" ns41:value-type="float" table:style-name="ce40" office:value-type="float" office:value="42063">
            <text:p>42063</text:p>
          </table:table-cell>
          <table:table-cell table:formula="of:=SUM([.E64:.E65])" ns41:value-type="float" table:style-name="ce50" office:value-type="float" office:value="635">
            <text:p>635</text:p>
          </table:table-cell>
          <table:table-cell table:formula="of:=SUM([.F64:.F65])" ns41:value-type="float" table:style-name="ce50" office:value-type="float" office:value="43">
            <text:p>43</text:p>
          </table:table-cell>
          <table:table-cell table:formula="of:=SUM([.G64:.G65])" ns41:value-type="float" table:style-name="ce50" office:value-type="float" office:value="1953">
            <text:p>1953</text:p>
          </table:table-cell>
          <table:table-cell table:formula="of:=SUM([.H64:.H65])" ns41:value-type="float" table:style-name="ce50" office:value-type="float" office:value="0">
            <text:p>0</text:p>
          </table:table-cell>
          <table:table-cell table:formula="of:=SUM([.I64:.I65])" ns41:value-type="float" table:style-name="ce50" office:value-type="float" office:value="118807">
            <text:p>118807</text:p>
          </table:table-cell>
          <table:table-cell table:formula="of:=SUM([.J64:.J65])" ns41:value-type="float" table:style-name="ce50" office:value-type="float" office:value="124543">
            <text:p>124543</text:p>
          </table:table-cell>
          <table:table-cell table:formula="of:=SUM([.K64:.K65])" ns41:value-type="float" table:style-name="ce50" office:value-type="float" office:value="6053">
            <text:p>6053</text:p>
          </table:table-cell>
          <table:table-cell table:formula="of:=SUM([.L64:.L65])" ns41:value-type="float" table:style-name="ce50" office:value-type="float" office:value="3843">
            <text:p>3843</text:p>
          </table:table-cell>
          <table:table-cell table:formula="of:=SUM([.M64:.M65])" ns41:value-type="float" table:style-name="ce50" office:value-type="float" office:value="124860">
            <text:p>124860</text:p>
          </table:table-cell>
          <table:table-cell table:formula="of:=SUM([.N64:.N65])" ns41:value-type="float" table:style-name="ce50" office:value-type="float" office:value="128386">
            <text:p>128386</text:p>
          </table:table-cell>
          <table:table-cell table:formula="of:=SUM([.O64:.O65])" ns41:value-type="float" table:style-name="ce50" office:value-type="float" office:value="1917">
            <text:p>1917</text:p>
          </table:table-cell>
          <table:table-cell table:formula="of:=SUM([.P64:.P65])" ns41:value-type="float" table:style-name="ce74" office:value-type="float" office:value="1251">
            <text:p>125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35"/>
          <table:table-cell table:style-name="ce50" table:number-columns-repeated="3"/>
          <table:table-cell ns41:value-type="float" table:style-name="ce50" office:value="762" office:value-type="float">
            <text:p>762</text:p>
          </table:table-cell>
          <table:table-cell table:style-name="ce50" table:number-columns-repeated="4"/>
          <table:table-cell table:formula="of:=SUM([.I67]+[.K67])" ns41:value-type="float" table:style-name="ce50" office:value-type="float" office:value="0">
            <text:p>0</text:p>
          </table:table-cell>
          <table:table-cell table:formula="of:=SUM([.J67]+[.L67])" ns41:value-type="float" table:style-name="ce50" office:value-type="float" office:value="0">
            <text:p>0</text:p>
          </table:table-cell>
          <table:table-cell ns41:value-type="float" table:style-name="ce50" office:value="1788" office:value-type="float">
            <text:p>1788</text:p>
          </table:table-cell>
          <table:table-cell ns41:value-type="float" table:style-name="ce74" office:value="1628" office:value-type="float">
            <text:p>162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ns41:value-type="string" table:style-name="ce8" office:value-type="string">
            <text:p>Drenthe</text:p>
          </table:table-cell>
          <table:table-cell ns41:value-type="string" table:style-name="ce20" office:value-type="string">
            <text:p>Kom</text:p>
          </table:table-cell>
          <table:table-cell table:style-name="Default"/>
          <table:table-cell ns41:value-type="float" table:style-name="ce35" office:value="11929" office:value-type="float">
            <text:p>11929</text:p>
          </table:table-cell>
          <table:table-cell ns41:value-type="float" table:style-name="ce50" office:value="598" office:value-type="float">
            <text:p>598</text:p>
          </table:table-cell>
          <table:table-cell ns41:value-type="float" table:style-name="ce50" office:value="22" office:value-type="float">
            <text:p>22</text:p>
          </table:table-cell>
          <table:table-cell ns41:value-type="float" table:style-name="ce50" office:value="71" office:value-type="float">
            <text:p>71</text:p>
          </table:table-cell>
          <table:table-cell table:style-name="ce50"/>
          <table:table-cell ns41:value-type="float" table:style-name="ce50" office:value="28727" office:value-type="float">
            <text:p>28727</text:p>
          </table:table-cell>
          <table:table-cell ns41:value-type="float" table:style-name="ce50" office:value="28361" office:value-type="float">
            <text:p>28361</text:p>
          </table:table-cell>
          <table:table-cell ns41:value-type="float" table:style-name="ce50" office:value="739" office:value-type="float">
            <text:p>739</text:p>
          </table:table-cell>
          <table:table-cell ns41:value-type="float" table:style-name="ce50" office:value="400" office:value-type="float">
            <text:p>400</text:p>
          </table:table-cell>
          <table:table-cell table:formula="of:=SUM([.I68]+[.K68])" ns41:value-type="float" table:style-name="ce50" office:value-type="float" office:value="29466">
            <text:p>29466</text:p>
          </table:table-cell>
          <table:table-cell table:formula="of:=SUM([.J68]+[.L68])" ns41:value-type="float" table:style-name="ce50" office:value-type="float" office:value="28761">
            <text:p>28761</text:p>
          </table:table-cell>
          <table:table-cell ns41:value-type="float" table:style-name="ce50" office:value="534" office:value-type="float">
            <text:p>534</text:p>
          </table:table-cell>
          <table:table-cell ns41:value-type="float" table:style-name="ce74" office:value="288" office:value-type="float">
            <text:p>2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ns41:value-type="float" table:style-name="ce35" office:value="11211" office:value-type="float">
            <text:p>11211</text:p>
          </table:table-cell>
          <table:table-cell ns41:value-type="float" table:style-name="ce50" office:value="402" office:value-type="float">
            <text:p>402</text:p>
          </table:table-cell>
          <table:table-cell ns41:value-type="float" table:style-name="ce50" office:value="6" office:value-type="float">
            <text:p>6</text:p>
          </table:table-cell>
          <table:table-cell ns41:value-type="float" table:style-name="ce50" office:value="550" office:value-type="float">
            <text:p>550</text:p>
          </table:table-cell>
          <table:table-cell table:style-name="ce50"/>
          <table:table-cell ns41:value-type="float" table:style-name="ce50" office:value="30422" office:value-type="float">
            <text:p>30422</text:p>
          </table:table-cell>
          <table:table-cell ns41:value-type="float" table:style-name="ce50" office:value="27463" office:value-type="float">
            <text:p>27463</text:p>
          </table:table-cell>
          <table:table-cell ns41:value-type="float" table:style-name="ce50" office:value="1509" office:value-type="float">
            <text:p>1509</text:p>
          </table:table-cell>
          <table:table-cell ns41:value-type="float" table:style-name="ce50" office:value="1185" office:value-type="float">
            <text:p>1185</text:p>
          </table:table-cell>
          <table:table-cell table:formula="of:=SUM([.I69]+[.K69])" ns41:value-type="float" table:style-name="ce50" office:value-type="float" office:value="31931">
            <text:p>31931</text:p>
          </table:table-cell>
          <table:table-cell table:formula="of:=SUM([.J69]+[.L69])" ns41:value-type="float" table:style-name="ce50" office:value-type="float" office:value="28648">
            <text:p>28648</text:p>
          </table:table-cell>
          <table:table-cell ns41:value-type="float" table:style-name="ce50" office:value="232" office:value-type="float">
            <text:p>232</text:p>
          </table:table-cell>
          <table:table-cell ns41:value-type="float" table:style-name="ce74" office:value="131" office:value-type="float">
            <text:p>13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68:.D69])" ns41:value-type="float" table:style-name="ce35" office:value-type="float" office:value="23140">
            <text:p>23140</text:p>
          </table:table-cell>
          <table:table-cell table:formula="of:=SUM([.E68:.E69])" ns41:value-type="float" table:style-name="ce50" office:value-type="float" office:value="1000">
            <text:p>1000</text:p>
          </table:table-cell>
          <table:table-cell table:formula="of:=SUM([.F68:.F69])" ns41:value-type="float" table:style-name="ce50" office:value-type="float" office:value="28">
            <text:p>28</text:p>
          </table:table-cell>
          <table:table-cell table:formula="of:=SUM([.G68:.G69])" ns41:value-type="float" table:style-name="ce50" office:value-type="float" office:value="621">
            <text:p>621</text:p>
          </table:table-cell>
          <table:table-cell table:formula="of:=SUM([.H68:.H69])" ns41:value-type="float" table:style-name="ce50" office:value-type="float" office:value="0">
            <text:p>0</text:p>
          </table:table-cell>
          <table:table-cell table:formula="of:=SUM([.I68:.I69])" ns41:value-type="float" table:style-name="ce50" office:value-type="float" office:value="59149">
            <text:p>59149</text:p>
          </table:table-cell>
          <table:table-cell table:formula="of:=SUM([.J68:.J69])" ns41:value-type="float" table:style-name="ce50" office:value-type="float" office:value="55824">
            <text:p>55824</text:p>
          </table:table-cell>
          <table:table-cell table:formula="of:=SUM([.K68:.K69])" ns41:value-type="float" table:style-name="ce50" office:value-type="float" office:value="2248">
            <text:p>2248</text:p>
          </table:table-cell>
          <table:table-cell table:formula="of:=SUM([.L68:.L69])" ns41:value-type="float" table:style-name="ce50" office:value-type="float" office:value="1585">
            <text:p>1585</text:p>
          </table:table-cell>
          <table:table-cell table:formula="of:=SUM([.M68:.M69])" ns41:value-type="float" table:style-name="ce50" office:value-type="float" office:value="61397">
            <text:p>61397</text:p>
          </table:table-cell>
          <table:table-cell table:formula="of:=SUM([.N68:.N69])" ns41:value-type="float" table:style-name="ce50" office:value-type="float" office:value="57409">
            <text:p>57409</text:p>
          </table:table-cell>
          <table:table-cell table:formula="of:=SUM([.O68:.O69])" ns41:value-type="float" table:style-name="ce50" office:value-type="float" office:value="766">
            <text:p>766</text:p>
          </table:table-cell>
          <table:table-cell table:formula="of:=SUM([.P68:.P69])" ns41:value-type="float" table:style-name="ce74" office:value-type="float" office:value="419">
            <text:p>4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ns41:value-type="float" table:style-name="ce50" office:value="26" office:value-type="float">
            <text:p>26</text:p>
          </table:table-cell>
          <table:table-cell ns41:value-type="float" table:style-name="ce50" office:value="13" office:value-type="float">
            <text:p>13</text:p>
          </table:table-cell>
          <table:table-cell table:formula="of:=SUM([.I71]+[.K71])" ns41:value-type="float" table:style-name="ce50" office:value-type="float" office:value="26">
            <text:p>26</text:p>
          </table:table-cell>
          <table:table-cell table:formula="of:=SUM([.J71]+[.L71])" ns41:value-type="float" table:style-name="ce50" office:value-type="float" office:value="13">
            <text:p>13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70:.D71])" ns41:value-type="float" table:style-name="ce35" office:value-type="float" office:value="23140">
            <text:p>23140</text:p>
          </table:table-cell>
          <table:table-cell table:formula="of:=SUM([.E70:.E71])" ns41:value-type="float" table:style-name="ce50" office:value-type="float" office:value="1000">
            <text:p>1000</text:p>
          </table:table-cell>
          <table:table-cell table:formula="of:=SUM([.F70:.F71])" ns41:value-type="float" table:style-name="ce50" office:value-type="float" office:value="28">
            <text:p>28</text:p>
          </table:table-cell>
          <table:table-cell table:formula="of:=SUM([.G70:.G71])" ns41:value-type="float" table:style-name="ce50" office:value-type="float" office:value="621">
            <text:p>621</text:p>
          </table:table-cell>
          <table:table-cell table:formula="of:=SUM([.H70:.H71])" ns41:value-type="float" table:style-name="ce50" office:value-type="float" office:value="0">
            <text:p>0</text:p>
          </table:table-cell>
          <table:table-cell table:formula="of:=SUM([.I70:.I71])" ns41:value-type="float" table:style-name="ce50" office:value-type="float" office:value="59149">
            <text:p>59149</text:p>
          </table:table-cell>
          <table:table-cell table:formula="of:=SUM([.J70:.J71])" ns41:value-type="float" table:style-name="ce50" office:value-type="float" office:value="55824">
            <text:p>55824</text:p>
          </table:table-cell>
          <table:table-cell table:formula="of:=SUM([.K70:.K71])" ns41:value-type="float" table:style-name="ce50" office:value-type="float" office:value="2274">
            <text:p>2274</text:p>
          </table:table-cell>
          <table:table-cell table:formula="of:=SUM([.L70:.L71])" ns41:value-type="float" table:style-name="ce50" office:value-type="float" office:value="1598">
            <text:p>1598</text:p>
          </table:table-cell>
          <table:table-cell table:formula="of:=SUM([.M70:.M71])" ns41:value-type="float" table:style-name="ce50" office:value-type="float" office:value="61423">
            <text:p>61423</text:p>
          </table:table-cell>
          <table:table-cell table:formula="of:=SUM([.N70:.N71])" ns41:value-type="float" table:style-name="ce50" office:value-type="float" office:value="57422">
            <text:p>57422</text:p>
          </table:table-cell>
          <table:table-cell table:formula="of:=SUM([.O70:.O71])" ns41:value-type="float" table:style-name="ce50" office:value-type="float" office:value="766">
            <text:p>766</text:p>
          </table:table-cell>
          <table:table-cell table:formula="of:=SUM([.P70:.P71])" ns41:value-type="float" table:style-name="ce74" office:value-type="float" office:value="419">
            <text:p>4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35"/>
          <table:table-cell table:style-name="ce50" table:number-columns-repeated="3"/>
          <table:table-cell ns41:value-type="float" table:style-name="ce50" office:value="212" office:value-type="float">
            <text:p>212</text:p>
          </table:table-cell>
          <table:table-cell table:style-name="ce50" table:number-columns-repeated="4"/>
          <table:table-cell table:formula="of:=SUM([.I73]+[.K73])" ns41:value-type="float" table:style-name="ce50" office:value-type="float" office:value="0">
            <text:p>0</text:p>
          </table:table-cell>
          <table:table-cell table:formula="of:=SUM([.J73]+[.L73])" ns41:value-type="float" table:style-name="ce50" office:value-type="float" office:value="0">
            <text:p>0</text:p>
          </table:table-cell>
          <table:table-cell ns41:value-type="float" table:style-name="ce70" office:value="511" office:value-type="float">
            <text:p>511</text:p>
          </table:table-cell>
          <table:table-cell ns41:value-type="float" table:style-name="ce75" office:value="443" office:value-type="float">
            <text:p>44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20" office:value-type="string">
            <text:p>Kom</text:p>
          </table:table-cell>
          <table:table-cell table:style-name="Default"/>
          <table:table-cell ns41:value-type="float" table:style-name="ce35" office:value="23821" office:value-type="float">
            <text:p>23821</text:p>
          </table:table-cell>
          <table:table-cell ns41:value-type="float" table:style-name="ce50" office:value="1044" office:value-type="float">
            <text:p>1044</text:p>
          </table:table-cell>
          <table:table-cell ns41:value-type="float" table:style-name="ce50" office:value="99" office:value-type="float">
            <text:p>99</text:p>
          </table:table-cell>
          <table:table-cell ns41:value-type="float" table:style-name="ce50" office:value="3" office:value-type="float">
            <text:p>3</text:p>
          </table:table-cell>
          <table:table-cell table:style-name="ce50"/>
          <table:table-cell ns41:value-type="float" table:style-name="ce50" office:value="68745" office:value-type="float">
            <text:p>68745</text:p>
          </table:table-cell>
          <table:table-cell ns41:value-type="float" table:style-name="ce50" office:value="70918" office:value-type="float">
            <text:p>70918</text:p>
          </table:table-cell>
          <table:table-cell ns41:value-type="float" table:style-name="ce50" office:value="1594" office:value-type="float">
            <text:p>1594</text:p>
          </table:table-cell>
          <table:table-cell ns41:value-type="float" table:style-name="ce50" office:value="604" office:value-type="float">
            <text:p>604</text:p>
          </table:table-cell>
          <table:table-cell table:formula="of:=SUM([.I74]+[.K74])" ns41:value-type="float" table:style-name="ce50" office:value-type="float" office:value="70339">
            <text:p>70339</text:p>
          </table:table-cell>
          <table:table-cell table:formula="of:=SUM([.J74]+[.L74])" ns41:value-type="float" table:style-name="ce50" office:value-type="float" office:value="71522">
            <text:p>71522</text:p>
          </table:table-cell>
          <table:table-cell ns41:value-type="float" table:style-name="ce50" office:value="1467" office:value-type="float">
            <text:p>1467</text:p>
          </table:table-cell>
          <table:table-cell ns41:value-type="float" table:style-name="ce74" office:value="463" office:value-type="float">
            <text:p>4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ns41:value-type="float" table:style-name="ce35" office:value="18043" office:value-type="float">
            <text:p>18043</text:p>
          </table:table-cell>
          <table:table-cell ns41:value-type="float" table:style-name="ce50" office:value="714" office:value-type="float">
            <text:p>714</text:p>
          </table:table-cell>
          <table:table-cell ns41:value-type="float" table:style-name="ce50" office:value="59" office:value-type="float">
            <text:p>59</text:p>
          </table:table-cell>
          <table:table-cell ns41:value-type="float" table:style-name="ce50" office:value="12" office:value-type="float">
            <text:p>12</text:p>
          </table:table-cell>
          <table:table-cell table:style-name="ce50"/>
          <table:table-cell ns41:value-type="float" table:style-name="ce50" office:value="49925" office:value-type="float">
            <text:p>49925</text:p>
          </table:table-cell>
          <table:table-cell ns41:value-type="float" table:style-name="ce50" office:value="46727" office:value-type="float">
            <text:p>46727</text:p>
          </table:table-cell>
          <table:table-cell ns41:value-type="float" table:style-name="ce50" office:value="675" office:value-type="float">
            <text:p>675</text:p>
          </table:table-cell>
          <table:table-cell ns41:value-type="float" table:style-name="ce50" office:value="202" office:value-type="float">
            <text:p>202</text:p>
          </table:table-cell>
          <table:table-cell table:formula="of:=SUM([.I75]+[.K75])" ns41:value-type="float" table:style-name="ce50" office:value-type="float" office:value="50600">
            <text:p>50600</text:p>
          </table:table-cell>
          <table:table-cell table:formula="of:=SUM([.J75]+[.L75])" ns41:value-type="float" table:style-name="ce50" office:value-type="float" office:value="46929">
            <text:p>46929</text:p>
          </table:table-cell>
          <table:table-cell ns41:value-type="float" table:style-name="ce50" office:value="251" office:value-type="float">
            <text:p>251</text:p>
          </table:table-cell>
          <table:table-cell ns41:value-type="float" table:style-name="ce74" office:value="106" office:value-type="float">
            <text:p>1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74:.D75])" ns41:value-type="float" table:style-name="ce35" office:value-type="float" office:value="41864">
            <text:p>41864</text:p>
          </table:table-cell>
          <table:table-cell table:formula="of:=SUM([.E74:.E75])" ns41:value-type="float" table:style-name="ce50" office:value-type="float" office:value="1758">
            <text:p>1758</text:p>
          </table:table-cell>
          <table:table-cell table:formula="of:=SUM([.F74:.F75])" ns41:value-type="float" table:style-name="ce50" office:value-type="float" office:value="158">
            <text:p>158</text:p>
          </table:table-cell>
          <table:table-cell table:formula="of:=SUM([.G74:.G75])" ns41:value-type="float" table:style-name="ce50" office:value-type="float" office:value="15">
            <text:p>15</text:p>
          </table:table-cell>
          <table:table-cell table:formula="of:=SUM([.H74:.H75])" ns41:value-type="float" table:style-name="ce50" office:value-type="float" office:value="0">
            <text:p>0</text:p>
          </table:table-cell>
          <table:table-cell table:formula="of:=SUM([.I74:.I75])" ns41:value-type="float" table:style-name="ce50" office:value-type="float" office:value="118670">
            <text:p>118670</text:p>
          </table:table-cell>
          <table:table-cell table:formula="of:=SUM([.J74:.J75])" ns41:value-type="float" table:style-name="ce50" office:value-type="float" office:value="117645">
            <text:p>117645</text:p>
          </table:table-cell>
          <table:table-cell table:formula="of:=SUM([.K74:.K75])" ns41:value-type="float" table:style-name="ce50" office:value-type="float" office:value="2269">
            <text:p>2269</text:p>
          </table:table-cell>
          <table:table-cell table:formula="of:=SUM([.L74:.L75])" ns41:value-type="float" table:style-name="ce50" office:value-type="float" office:value="806">
            <text:p>806</text:p>
          </table:table-cell>
          <table:table-cell table:formula="of:=SUM([.M74:.M75])" ns41:value-type="float" table:style-name="ce50" office:value-type="float" office:value="120939">
            <text:p>120939</text:p>
          </table:table-cell>
          <table:table-cell table:formula="of:=SUM([.N74:.N75])" ns41:value-type="float" table:style-name="ce50" office:value-type="float" office:value="118451">
            <text:p>118451</text:p>
          </table:table-cell>
          <table:table-cell table:formula="of:=SUM([.O74:.O75])" ns41:value-type="float" table:style-name="ce50" office:value-type="float" office:value="1718">
            <text:p>1718</text:p>
          </table:table-cell>
          <table:table-cell table:formula="of:=SUM([.P74:.P75])" ns41:value-type="float" table:style-name="ce74" office:value-type="float" office:value="569">
            <text:p>5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5"/>
          <table:table-cell table:style-name="ce50" table:number-columns-repeated="6"/>
          <table:table-cell ns41:value-type="float" table:style-name="ce50" office:value="43" office:value-type="float">
            <text:p>43</text:p>
          </table:table-cell>
          <table:table-cell ns41:value-type="float" table:style-name="ce50" office:value="20" office:value-type="float">
            <text:p>20</text:p>
          </table:table-cell>
          <table:table-cell table:formula="of:=SUM([.I77]+[.K77])" ns41:value-type="float" table:style-name="ce50" office:value-type="float" office:value="43">
            <text:p>43</text:p>
          </table:table-cell>
          <table:table-cell table:formula="of:=SUM([.J77]+[.L77])" ns41:value-type="float" table:style-name="ce50" office:value-type="float" office:value="20">
            <text:p>20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76:.D77])" ns41:value-type="float" table:style-name="ce35" office:value-type="float" office:value="41864">
            <text:p>41864</text:p>
          </table:table-cell>
          <table:table-cell table:formula="of:=SUM([.E76:.E77])" ns41:value-type="float" table:style-name="ce50" office:value-type="float" office:value="1758">
            <text:p>1758</text:p>
          </table:table-cell>
          <table:table-cell table:formula="of:=SUM([.F76:.F77])" ns41:value-type="float" table:style-name="ce50" office:value-type="float" office:value="158">
            <text:p>158</text:p>
          </table:table-cell>
          <table:table-cell table:formula="of:=SUM([.G76:.G77])" ns41:value-type="float" table:style-name="ce50" office:value-type="float" office:value="15">
            <text:p>15</text:p>
          </table:table-cell>
          <table:table-cell table:formula="of:=SUM([.H76:.H77])" ns41:value-type="float" table:style-name="ce50" office:value-type="float" office:value="0">
            <text:p>0</text:p>
          </table:table-cell>
          <table:table-cell table:formula="of:=SUM([.I76:.I77])" ns41:value-type="float" table:style-name="ce50" office:value-type="float" office:value="118670">
            <text:p>118670</text:p>
          </table:table-cell>
          <table:table-cell table:formula="of:=SUM([.J76:.J77])" ns41:value-type="float" table:style-name="ce50" office:value-type="float" office:value="117645">
            <text:p>117645</text:p>
          </table:table-cell>
          <table:table-cell table:formula="of:=SUM([.K76:.K77])" ns41:value-type="float" table:style-name="ce50" office:value-type="float" office:value="2312">
            <text:p>2312</text:p>
          </table:table-cell>
          <table:table-cell table:formula="of:=SUM([.L76:.L77])" ns41:value-type="float" table:style-name="ce50" office:value-type="float" office:value="826">
            <text:p>826</text:p>
          </table:table-cell>
          <table:table-cell table:formula="of:=SUM([.M76:.M77])" ns41:value-type="float" table:style-name="ce50" office:value-type="float" office:value="120982">
            <text:p>120982</text:p>
          </table:table-cell>
          <table:table-cell table:formula="of:=SUM([.N76:.N77])" ns41:value-type="float" table:style-name="ce50" office:value-type="float" office:value="118471">
            <text:p>118471</text:p>
          </table:table-cell>
          <table:table-cell table:formula="of:=SUM([.O76:.O77])" ns41:value-type="float" table:style-name="ce50" office:value-type="float" office:value="1718">
            <text:p>1718</text:p>
          </table:table-cell>
          <table:table-cell table:formula="of:=SUM([.P76:.P77])" ns41:value-type="float" table:style-name="ce74" office:value-type="float" office:value="569">
            <text:p>5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35"/>
          <table:table-cell table:style-name="ce50" table:number-columns-repeated="3"/>
          <table:table-cell ns41:value-type="float" table:style-name="ce50" office:value="43" office:value-type="float">
            <text:p>43</text:p>
          </table:table-cell>
          <table:table-cell table:style-name="ce50" table:number-columns-repeated="4"/>
          <table:table-cell table:formula="of:=SUM([.I79]+[.K79])" ns41:value-type="float" table:style-name="ce50" office:value-type="float" office:value="0">
            <text:p>0</text:p>
          </table:table-cell>
          <table:table-cell table:formula="of:=SUM([.J79]+[.L79])" ns41:value-type="float" table:style-name="ce50" office:value-type="float" office:value="0">
            <text:p>0</text:p>
          </table:table-cell>
          <table:table-cell ns41:value-type="float" table:style-name="ce50" office:value="104" office:value-type="float">
            <text:p>104</text:p>
          </table:table-cell>
          <table:table-cell ns41:value-type="float" table:style-name="ce74" office:value="56" office:value-type="float">
            <text:p>5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ns41:value-type="string" table:style-name="ce8" office:value-type="string">
            <text:p>Het Rijk</text:p>
          </table:table-cell>
          <table:table-cell ns41:value-type="string" table:style-name="ce20" office:value-type="string">
            <text:p>Kom</text:p>
          </table:table-cell>
          <table:table-cell table:style-name="Default"/>
          <table:table-cell table:formula="of:=SUM([.D13];[.D19];[.D26];[.D32];[.D38];[.D44];[.D50];[.D56];[.D62];[.D68];[.D74])" ns41:value-type="float" table:style-name="ce38" office:value-type="float" office:value="427339">
            <text:p>427339</text:p>
          </table:table-cell>
          <table:table-cell table:formula="of:=SUM([.E13];[.E19];[.E26];[.E32];[.E38];[.E44];[.E50];[.E56];[.E62];[.E68];[.E74])" ns41:value-type="float" table:style-name="ce50" office:value-type="float" office:value="12939">
            <text:p>12939</text:p>
          </table:table-cell>
          <table:table-cell table:formula="of:=SUM([.F13];[.F19];[.F26];[.F32];[.F38];[.F44];[.F50];[.F56];[.F62];[.F68];[.F74])" ns41:value-type="float" table:style-name="ce50" office:value-type="float" office:value="1895">
            <text:p>1895</text:p>
          </table:table-cell>
          <table:table-cell table:formula="of:=SUM([.G13];[.G19];[.G26];[.G32];[.G38];[.G44];[.G50];[.G56];[.G62];[.G68];[.G74])" ns41:value-type="float" table:style-name="ce56" office:value-type="float" office:value="4807">
            <text:p>4807</text:p>
          </table:table-cell>
          <table:table-cell table:style-name="ce50"/>
          <table:table-cell table:formula="of:=SUM([.I13];[.I19];[.I26];[.I32];[.I38];[.I44];[.I50];[.I56];[.I62];[.I68];[.I74])" ns41:value-type="float" table:style-name="ce50" office:value-type="float" office:value="1130366">
            <text:p>1130366</text:p>
          </table:table-cell>
          <table:table-cell table:formula="of:=SUM([.J13];[.J19];[.J26];[.J32];[.J38];[.J44];[.J50];[.J56];[.J62];[.J68];[.J74])" ns41:value-type="float" table:style-name="ce50" office:value-type="float" office:value="1241574">
            <text:p>1241574</text:p>
          </table:table-cell>
          <table:table-cell table:formula="of:=SUM([.K13];[.K19];[.K26];[.K32];[.K38];[.K44];[.K50];[.K56];[.K62];[.K68];[.K74])" ns41:value-type="float" table:style-name="ce50" office:value-type="float" office:value="43284">
            <text:p>43284</text:p>
          </table:table-cell>
          <table:table-cell table:formula="of:=SUM([.L13];[.L19];[.L26];[.L32];[.L38];[.L44];[.L50];[.L56];[.L62];[.L68];[.L74])" ns41:value-type="float" table:style-name="ce50" office:value-type="float" office:value="24930">
            <text:p>24930</text:p>
          </table:table-cell>
          <table:table-cell table:formula="of:=SUM([.M13];[.M19];[.M26];[.M32];[.M38];[.M44];[.M50];[.M56];[.M62];[.M68];[.M74])" ns41:value-type="float" table:style-name="ce50" office:value-type="float" office:value="1173650">
            <text:p>1173650</text:p>
          </table:table-cell>
          <table:table-cell table:formula="of:=SUM([.N13];[.N19];[.N26];[.N32];[.N38];[.N44];[.N50];[.N56];[.N62];[.N68];[.N74])" ns41:value-type="float" table:style-name="ce50" office:value-type="float" office:value="1266504">
            <text:p>1266504</text:p>
          </table:table-cell>
          <table:table-cell table:formula="of:=SUM([.O13];[.O19];[.O26];[.O32];[.O38];[.O44];[.O50];[.O56];[.O62];[.O68];[.O74])" ns41:value-type="float" table:style-name="ce50" office:value-type="float" office:value="33812">
            <text:p>33812</text:p>
          </table:table-cell>
          <table:table-cell table:formula="of:=SUM([.P13];[.P19];[.P26];[.P32];[.P38];[.P44];[.P50];[.P56];[.P62];[.P68];[.P74])" ns41:value-type="float" table:style-name="ce74" office:value-type="float" office:value="20058">
            <text:p>2005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Buiten de kom</text:p>
          </table:table-cell>
          <table:table-cell table:style-name="Default"/>
          <table:table-cell table:formula="of:=SUM([.D14];[.D20];[.D27];[.D33];[.D39];[.D45];[.D51];[.D57];[.D63];[.D69];[.D75])" ns41:value-type="float" table:style-name="ce41" office:value-type="float" office:value="301759">
            <text:p>301759</text:p>
          </table:table-cell>
          <table:table-cell table:formula="of:=SUM([.E14];[.E20];[.E27];[.E33];[.E39];[.E45];[.E51];[.E57];[.E63];[.E69];[.E75])" ns41:value-type="float" table:style-name="ce50" office:value-type="float" office:value="9639">
            <text:p>9639</text:p>
          </table:table-cell>
          <table:table-cell table:formula="of:=SUM([.F14];[.F20];[.F27];[.F33];[.F39];[.F45];[.F51];[.F57];[.F63];[.F69];[.F75])" ns41:value-type="float" table:style-name="ce50" office:value-type="float" office:value="496">
            <text:p>496</text:p>
          </table:table-cell>
          <table:table-cell table:formula="of:=SUM([.G14];[.G20];[.G27];[.G33];[.G39];[.G45];[.G51];[.G57];[.G63];[.G69];[.G75])" ns41:value-type="float" table:style-name="ce50" office:value-type="float" office:value="4595">
            <text:p>4595</text:p>
          </table:table-cell>
          <table:table-cell table:style-name="ce50"/>
          <table:table-cell table:formula="of:=SUM([.I14];[.I20];[.I27];[.I33];[.I39];[.I45];[.I51];[.I57];[.I63];[.I69];[.I75])" ns41:value-type="float" table:style-name="ce50" office:value-type="float" office:value="783300">
            <text:p>783300</text:p>
          </table:table-cell>
          <table:table-cell table:formula="of:=SUM([.J14];[.J20];[.J27];[.J33];[.J39];[.J45];[.J51];[.J57];[.J63];[.J69];[.J75])" ns41:value-type="float" table:style-name="ce50" office:value-type="float" office:value="744672">
            <text:p>744672</text:p>
          </table:table-cell>
          <table:table-cell table:formula="of:=SUM([.K14];[.K20];[.K27];[.K33];[.K39];[.K45];[.K51];[.K57];[.K63];[.K69];[.K75])" ns41:value-type="float" table:style-name="ce50" office:value-type="float" office:value="24570">
            <text:p>24570</text:p>
          </table:table-cell>
          <table:table-cell table:formula="of:=SUM([.L14];[.L20];[.L27];[.L33];[.L39];[.L45];[.L51];[.L57];[.L63];[.L69];[.L75])" ns41:value-type="float" table:style-name="ce50" office:value-type="float" office:value="17504">
            <text:p>17504</text:p>
          </table:table-cell>
          <table:table-cell table:formula="of:=SUM([.M14];[.M20];[.M27];[.M33];[.M39];[.M45];[.M51];[.M57];[.M63];[.M69];[.M75])" ns41:value-type="float" table:style-name="ce50" office:value-type="float" office:value="807870">
            <text:p>807870</text:p>
          </table:table-cell>
          <table:table-cell table:formula="of:=SUM([.N14];[.N20];[.N27];[.N33];[.N39];[.N45];[.N51];[.N57];[.N63];[.N69];[.N75])" ns41:value-type="float" table:style-name="ce50" office:value-type="float" office:value="762176">
            <text:p>762176</text:p>
          </table:table-cell>
          <table:table-cell table:formula="of:=SUM([.O14];[.O20];[.O27];[.O33];[.O39];[.O45];[.O51];[.O57];[.O63];[.O69];[.O75])" ns41:value-type="float" table:style-name="ce50" office:value-type="float" office:value="10384">
            <text:p>10384</text:p>
          </table:table-cell>
          <table:table-cell table:formula="of:=SUM([.P14];[.P20];[.P27];[.P33];[.P39];[.P45];[.P51];[.P57];[.P63];[.P69];[.P75])" ns41:value-type="float" table:style-name="ce74" office:value-type="float" office:value="8428">
            <text:p>842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otaal voor de woningen in de gemeente</text:p>
          </table:table-cell>
          <table:table-cell table:style-name="ce29"/>
          <table:table-cell table:formula="of:=SUM([.D80:.D81])" ns41:value-type="float" table:style-name="ce42" office:value-type="float" office:value="729098">
            <text:p>729098</text:p>
          </table:table-cell>
          <table:table-cell table:formula="of:=SUM([.E80:.E81])" ns41:value-type="float" table:style-name="ce50" office:value-type="float" office:value="22578">
            <text:p>22578</text:p>
          </table:table-cell>
          <table:table-cell table:formula="of:=SUM([.F80:.F81])" ns41:value-type="float" table:style-name="ce50" office:value-type="float" office:value="2391">
            <text:p>2391</text:p>
          </table:table-cell>
          <table:table-cell table:formula="of:=SUM([.G80:.G81])" ns41:value-type="float" table:style-name="ce56" office:value-type="float" office:value="9402">
            <text:p>9402</text:p>
          </table:table-cell>
          <table:table-cell table:formula="of:=SUM([.H80:.H81])" ns41:value-type="float" table:style-name="ce50" office:value-type="float" office:value="0">
            <text:p>0</text:p>
          </table:table-cell>
          <table:table-cell table:formula="of:=SUM([.I80:.I81])" ns41:value-type="float" table:style-name="ce50" office:value-type="float" office:value="1913666">
            <text:p>1913666</text:p>
          </table:table-cell>
          <table:table-cell table:formula="of:=SUM([.J80:.J81])" ns41:value-type="float" table:style-name="ce50" office:value-type="float" office:value="1986246">
            <text:p>1986246</text:p>
          </table:table-cell>
          <table:table-cell table:formula="of:=SUM([.K80:.K81])" ns41:value-type="float" table:style-name="ce50" office:value-type="float" office:value="67854">
            <text:p>67854</text:p>
          </table:table-cell>
          <table:table-cell table:formula="of:=SUM([.L80:.L81])" ns41:value-type="float" table:style-name="ce50" office:value-type="float" office:value="42434">
            <text:p>42434</text:p>
          </table:table-cell>
          <table:table-cell table:formula="of:=SUM([.M80:.M81])" ns41:value-type="float" table:style-name="ce50" office:value-type="float" office:value="1981520">
            <text:p>1981520</text:p>
          </table:table-cell>
          <table:table-cell table:formula="of:=SUM([.N80:.N81])" ns41:value-type="float" table:style-name="ce50" office:value-type="float" office:value="2028680">
            <text:p>2028680</text:p>
          </table:table-cell>
          <table:table-cell table:formula="of:=SUM([.O80:.O81])" ns41:value-type="float" table:style-name="ce50" office:value-type="float" office:value="44196">
            <text:p>44196</text:p>
          </table:table-cell>
          <table:table-cell table:formula="of:=SUM([.P80:.P81])" ns41:value-type="float" table:style-name="ce74" office:value-type="float" office:value="28486">
            <text:p>2848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ce8"/>
          <table:table-cell ns41:value-type="string" table:style-name="ce20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ce37"/>
          <table:table-cell table:style-name="ce50" table:number-columns-repeated="2"/>
          <table:table-cell table:style-name="ce98"/>
          <table:table-cell table:style-name="ce50" table:number-columns-repeated="3"/>
          <table:table-cell table:formula="of:=SUM([.K16];[.K22];[.K29];[.K35];[.K41];[.K47];[.K53];[.K59];[.K65];[.K71];[.K77])" ns41:value-type="float" table:style-name="ce50" office:value-type="float" office:value="1644">
            <text:p>1644</text:p>
          </table:table-cell>
          <table:table-cell table:formula="of:=SUM([.L16];[.L22];[.L29];[.L35];[.L41];[.L47];[.L53];[.L59];[.L65];[.L71];[.L77])" ns41:value-type="float" table:style-name="ce50" office:value-type="float" office:value="849">
            <text:p>849</text:p>
          </table:table-cell>
          <table:table-cell table:formula="of:=SUM([.M16];[.M22];[.M29];[.M35];[.M41];[.M47];[.M53];[.M59];[.M65];[.M71];[.M77])" ns41:value-type="float" table:style-name="ce50" office:value-type="float" office:value="1644">
            <text:p>1644</text:p>
          </table:table-cell>
          <table:table-cell table:formula="of:=SUM([.N16];[.N22];[.N29];[.N35];[.N41];[.N47];[.N53];[.N59];[.N65];[.N71];[.N77])" ns41:value-type="float" table:style-name="ce50" office:value-type="float" office:value="849">
            <text:p>849</text:p>
          </table:table-cell>
          <table:table-cell table:style-name="ce50"/>
          <table:table-cell table:style-name="ce74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Algemeen totaal der bevolking</text:p>
          </table:table-cell>
          <table:table-cell table:style-name="ce29"/>
          <table:table-cell table:formula="of:=SUM([.D82:.D83])" ns41:value-type="float" table:style-name="ce42" office:value-type="float" office:value="729098">
            <text:p>729098</text:p>
          </table:table-cell>
          <table:table-cell table:formula="of:=SUM([.E82:.E83])" ns41:value-type="float" table:style-name="ce50" office:value-type="float" office:value="22578">
            <text:p>22578</text:p>
          </table:table-cell>
          <table:table-cell table:formula="of:=SUM([.F82:.F83])" ns41:value-type="float" table:style-name="ce50" office:value-type="float" office:value="2391">
            <text:p>2391</text:p>
          </table:table-cell>
          <table:table-cell table:formula="of:=SUM([.G82:.G83])" ns41:value-type="float" table:style-name="ce56" office:value-type="float" office:value="9402">
            <text:p>9402</text:p>
          </table:table-cell>
          <table:table-cell table:formula="of:=SUM([.H82:.H83])" ns41:value-type="float" table:style-name="ce50" office:value-type="float" office:value="0">
            <text:p>0</text:p>
          </table:table-cell>
          <table:table-cell table:formula="of:=SUM([.I82:.I83])" ns41:value-type="float" table:style-name="ce50" office:value-type="float" office:value="1913666">
            <text:p>1913666</text:p>
          </table:table-cell>
          <table:table-cell table:formula="of:=SUM([.J82:.J83])" ns41:value-type="float" table:style-name="ce50" office:value-type="float" office:value="1986246">
            <text:p>1986246</text:p>
          </table:table-cell>
          <table:table-cell table:formula="of:=SUM([.K82:.K83])" ns41:value-type="float" table:style-name="ce50" office:value-type="float" office:value="69498">
            <text:p>69498</text:p>
          </table:table-cell>
          <table:table-cell table:formula="of:=SUM([.L82:.L83])" ns41:value-type="float" table:style-name="ce50" office:value-type="float" office:value="43283">
            <text:p>43283</text:p>
          </table:table-cell>
          <table:table-cell table:formula="of:=SUM([.M82:.M83])" ns41:value-type="float" table:style-name="ce50" office:value-type="float" office:value="1983164">
            <text:p>1983164</text:p>
          </table:table-cell>
          <table:table-cell table:formula="of:=SUM([.N82:.N83])" ns41:value-type="float" table:style-name="ce50" office:value-type="float" office:value="2029529">
            <text:p>2029529</text:p>
          </table:table-cell>
          <table:table-cell table:formula="of:=SUM([.O82:.O83])" ns41:value-type="float" table:style-name="ce50" office:value-type="float" office:value="44196">
            <text:p>44196</text:p>
          </table:table-cell>
          <table:table-cell table:formula="of:=SUM([.P82:.P83])" ns41:value-type="float" table:style-name="ce74" office:value-type="float" office:value="28486">
            <text:p>2848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ce8"/>
          <table:table-cell ns41:value-type="string" table:style-name="ce20" office:value-type="string">
            <text:p>Tijdelijk aanwezige schepen</text:p>
          </table:table-cell>
          <table:table-cell table:style-name="Default"/>
          <table:table-cell table:style-name="ce43"/>
          <table:table-cell table:style-name="ce51" table:number-columns-repeated="3"/>
          <table:table-cell table:formula="of:=SUM([.H18];[.H24];[.H31];[.H37];[.H43];[.H49];[.H55];[.H61];[.H67];[.H73];[.H79])" ns41:value-type="float" table:style-name="ce50" office:value-type="float" office:value="6538">
            <text:p>6538</text:p>
          </table:table-cell>
          <table:table-cell table:style-name="ce50" table:number-columns-repeated="6"/>
          <table:table-cell table:formula="of:=SUM([.O18];[.O24];[.O31];[.O37];[.O43];[.O49];[.O55];[.O61];[.O67];[.O73];[.O79])" ns41:value-type="float" table:style-name="ce50" office:value-type="float" office:value="19063">
            <text:p>19063</text:p>
          </table:table-cell>
          <table:table-cell table:formula="of:=SUM([.P18];[.P24];[.P31];[.P37];[.P43];[.P49];[.P55];[.P61];[.P67];[.P73];[.P79])" ns41:value-type="float" table:style-name="ce74" office:value-type="float" office:value="12729">
            <text:p>127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2">
          <table:table-cell table:style-name="ce9"/>
          <table:table-cell ns41:value-type="string" table:style-name="ce21" office:value-type="string">
            <text:p>7 Bewoonde wagens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9" table:number-columns-repeated="5"/>
          <table:table-cell table:formula="of:=SUM([.I86]+[.K86])" ns41:value-type="float" table:style-name="ce59" office:value-type="float" office:value="0">
            <text:p>0</text:p>
          </table:table-cell>
          <table:table-cell table:formula="of:=SUM([.J86]+[.L86])" ns41:value-type="float" table:style-name="ce59" office:value-type="float" office:value="0">
            <text:p>0</text:p>
          </table:table-cell>
          <table:table-cell ns41:value-type="float" table:style-name="ce52" office:value="13" office:value-type="float">
            <text:p>13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2_H1</text:p>
          </table:table-cell>
          <table:table-cell ns41:value-type="float" table:style-name="ce82" office:value="24" office:value-type="float">
            <text:p>24</text:p>
          </table:table-cell>
          <table:table-cell ns41:value-type="float" table:style-name="ce82" office:value="25" office:value-type="float">
            <text:p>25</text:p>
          </table:table-cell>
          <table:table-cell ns41:value-type="string" table:style-name="ce82" office:value-type="string">
            <text:p>Het Rijk</text:p>
          </table:table-cell>
          <table:table-cell ns41:value-type="string" table:style-name="ce96" office:value-type="string">
            <text:p>36_0123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1" table:style-name="ce10" table:number-columns-spanned="16" office:value-type="string">
            <text:p>Hieronder 263 arken en keeten.</text:p>
          </table:table-cell>
          <table:covered-table-cell table:style-name="ce22" table:number-columns-repeated="15"/>
          <table:table-cell table:style-name="ce81" table:number-columns-repeated="5"/>
          <table:table-cell table:style-name="ce94"/>
          <table:table-cell table:number-columns-repeated="1002"/>
        </table:table-row>
        <table:table-row table:style-name="ro3">
          <table:table-cell ns41:value-type="string" table:number-rows-spanned="1" table:style-name="ce11" table:number-columns-spanned="16" office:value-type="string">
            <text:p>Hieronder 8 keeten.</text:p>
          </table:table-cell>
          <table:covered-table-cell table:style-name="ce23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ns41:value-type="string" table:number-rows-spanned="1" table:style-name="ce11" table:number-columns-spanned="16" office:value-type="string">
            <text:p>Hieronder 8 bewoonde wagens.</text:p>
          </table:table-cell>
          <table:covered-table-cell table:style-name="ce23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ns41:value-type="string" table:number-rows-spanned="1" table:style-name="ce11" table:number-columns-spanned="16" office:value-type="string">
            <text:p>Hieronder 11 keeten en 1 bewoonde wagen.</text:p>
          </table:table-cell>
          <table:covered-table-cell table:style-name="ce23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ns41:value-type="string" table:number-rows-spanned="1" table:style-name="ce11" table:number-columns-spanned="16" office:value-type="string">
            <text:p>Hieronder 11 keeten en 9 bewoonde wagens.</text:p>
          </table:table-cell>
          <table:covered-table-cell table:style-name="ce23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ns41:value-type="string" table:number-rows-spanned="1" table:style-name="ce11" table:number-columns-spanned="16" office:value-type="string">
            <text:p>Blz. 16 van het deel voor Drenthe staat: 6; lees: 3.</text:p>
          </table:table-cell>
          <table:covered-table-cell table:style-name="ce23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ns41:value-type="string" table:number-rows-spanned="1" table:style-name="ce11" table:number-columns-spanned="16" office:value-type="string">
            <text:p>Hieronder 1 bewoonde wagen en 19 keeten.</text:p>
          </table:table-cell>
          <table:covered-table-cell table:style-name="ce23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4">
          <table:table-cell ns41:value-type="string" table:number-rows-spanned="1" table:style-name="ce12" table:number-columns-spanned="16" office:value-type="string">
            <text:p>Hieronder 9 bewoonde wagens en 19 keeten.</text:p>
          </table:table-cell>
          <table:covered-table-cell table:style-name="ce24" table:number-columns-repeated="15"/>
          <table:table-cell table:style-name="ce82" table:number-columns-repeated="5"/>
          <table:table-cell table:style-name="ce96"/>
          <table:table-cell table:number-columns-repeated="1002"/>
        </table:table-row>
        <table:table-row table:style-name="ro5" table:number-rows-repeated="104848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</number:text>
      <number:number number:grouping="true" number:decimal-places="0" number:min-integer-digits="1"/>
    </number:number-style>
    <number:number-style style:name="N126">
      <number:text>-€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</number:text>
      <number:number number:grouping="true" number:decimal-places="0" number:min-integer-digits="1"/>
    </number:number-style>
    <number:number-style style:name="N127">
      <style:text-properties fo:color="#ff0000"/>
      <number:text>-€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</number:text>
      <number:number number:grouping="true" number:decimal-places="2" number:min-integer-digits="1"/>
    </number:number-style>
    <number:number-style style:name="N128">
      <number:text>-€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</number:text>
      <number:number number:grouping="true" number:decimal-places="2" number:min-integer-digits="1"/>
    </number:number-style>
    <number:number-style style:name="N129">
      <style:text-properties fo:color="#ff0000"/>
      <number:text>-€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-€</number:text>
      <ns42:fill-character/>
      <number:number number:grouping="true" number:decimal-places="0" number:min-integer-digits="1"/>
      <number:text/>
    </number:number-style>
    <number:number-style style:volatile="true" style:name="N130P2">
      <number:text> €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-€</number:text>
      <ns42:fill-character/>
      <number:number number:grouping="true" number:decimal-places="2" number:min-integer-digits="1"/>
      <number:text/>
    </number:number-style>
    <number:number-style style:volatile="true" style:name="N132P2">
      <number:text> €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text>F </number:text>
      <number:number number:grouping="true" number:decimal-places="0" number:min-integer-digits="1"/>
      <number:text/>
    </number:number-style>
    <number:number-style style:name="N148">
      <number:text>F </number:text>
      <number:number number:grouping="true" number:decimal-places="0" number:min-integer-digits="1"/>
      <number:text>-</number:text>
      <style:map style:condition="value()&gt;=0" style:apply-style-name="N148P0"/>
    </number:number-style>
    <number:number-style style:volatile="true" style:name="N149P0">
      <number:text>F </number:text>
      <number:number number:grouping="true" number:decimal-places="0" number:min-integer-digits="1"/>
      <number:text/>
    </number:number-style>
    <number:number-style style:name="N149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149P0"/>
    </number:number-style>
    <number:number-style style:volatile="true" style:name="N150P0">
      <number:text>F </number:text>
      <number:number number:grouping="true" number:decimal-places="2" number:min-integer-digits="1"/>
      <number:text/>
    </number:number-style>
    <number:number-style style:name="N150">
      <number:text>F </number:text>
      <number:number number:grouping="true" number:decimal-places="2" number:min-integer-digits="1"/>
      <number:text>-</number:text>
      <style:map style:condition="value()&gt;=0" style:apply-style-name="N150P0"/>
    </number:number-style>
    <number:number-style style:volatile="true" style:name="N151P0">
      <number:text>F </number:text>
      <number:number number:grouping="true" number:decimal-places="2" number:min-integer-digits="1"/>
      <number:text/>
    </number:number-style>
    <number:number-style style:name="N151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151P0"/>
    </number:number-style>
    <number:number-style style:volatile="true" style:name="N152P0">
      <number:text> F </number:text>
      <ns42:fill-character/>
      <number:number number:grouping="true" number:decimal-places="0" number:min-integer-digits="1"/>
      <number:text/>
    </number:number-style>
    <number:number-style style:volatile="true" style:name="N152P1">
      <number:text> F </number:text>
      <ns42:fill-character/>
      <number:number number:grouping="true" number:decimal-places="0" number:min-integer-digits="1"/>
      <number:text>-</number:text>
    </number:number-style>
    <number:number-style style:volatile="true" style:name="N152P2">
      <number:text> F </number:text>
      <ns42:fill-character/>
      <number:text>- </number:text>
    </number:number-style>
    <number:text-style style:name="N152">
      <number:text/>
      <number:text-content/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text> F </number:text>
      <ns42:fill-character/>
      <number:number number:grouping="true" number:decimal-places="2" number:min-integer-digits="1"/>
      <number:text/>
    </number:number-style>
    <number:number-style style:volatile="true" style:name="N153P1">
      <number:text> F </number:text>
      <ns42:fill-character/>
      <number:number number:grouping="true" number:decimal-places="2" number:min-integer-digits="1"/>
      <number:text>-</number:text>
    </number:number-style>
    <number:number-style style:volatile="true" style:name="N153P2">
      <number:text> F </number:text>
      <ns42:fill-character/>
      <number:text>-</number:text>
      <number:number number:decimal-places="0" number:min-integer-digits="0"/>
      <number:text/>
    </number:number-style>
    <number:text-style style:name="N153">
      <number:text/>
      <number:text-content/>
      <number:tex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t_20_Rijk" style:page-layout-name="Mpm3" style:display-name="PageStyle_Het Rijk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3:29:59</meta:creation-date>
    <dc:creator>Yamit</dc:creator>
    <dc:date>2005-04-21T13:31:56</dc:date>
    <meta:document-statistic meta:object-count="0" meta:cell-count="1281" meta:table-count="1"/>
    <meta:generator>ODFPY/1.3.0dev</meta:generator>
  </office:meta>
</office:document-meta>
</file>